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2986in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7*"/>
    </style:style>
    <style:style style:name="Table16.B" style:family="table-column">
      <style:table-column-properties style:column-width="3.4625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B" style:family="table-column">
      <style:table-column-properties style:column-width="3.4625in" style:rel-column-width="3276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3.4625in" style:rel-column-width="32767*"/>
    </style:style>
    <style:style style:name="Table18.B" style:family="table-column">
      <style:table-column-properties style:column-width="3.4625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3.4625in" style:rel-column-width="32767*"/>
    </style:style>
    <style:style style:name="Table19.B" style:family="table-column">
      <style:table-column-properties style:column-width="3.4625in" style:rel-column-width="32768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3.4625in" style:rel-column-width="32767*"/>
    </style:style>
    <style:style style:name="Table20.B" style:family="table-column">
      <style:table-column-properties style:column-width="3.4625in" style:rel-column-width="32768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merican Typewriter" fo:font-size="12pt" fo:font-style="normal" officeooo:rsid="00081287" style:font-size-asian="12pt" style:font-style-asian="normal" style:font-size-complex="12pt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officeooo:paragraph-rsid="0016e755"/>
    </style:style>
    <style:style style:name="P3" style:family="paragraph" style:parent-style-name="Table_20_Contents">
      <style:paragraph-properties fo:text-align="center" style:justify-single-word="false"/>
      <style:text-properties officeooo:paragraph-rsid="003754ee"/>
    </style:style>
    <style:style style:name="P4" style:family="paragraph" style:parent-style-name="Table_20_Contents">
      <style:paragraph-properties fo:text-align="center" style:justify-single-word="false"/>
      <style:text-properties officeooo:paragraph-rsid="0050fa8f"/>
    </style:style>
    <style:style style:name="P5" style:family="paragraph" style:parent-style-name="Table_20_Contents">
      <style:paragraph-properties fo:text-align="center" style:justify-single-word="false"/>
      <style:text-properties fo:font-variant="normal" fo:text-transform="none" fo:color="#212121" style:font-name="American Typewriter" fo:font-size="12pt" fo:letter-spacing="normal" fo:font-style="normal" fo:font-weight="normal" officeooo:rsid="00081287" officeooo:paragraph-rsid="00081287" style:font-size-asian="12pt" style:font-style-asian="normal" style:font-size-complex="12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style:font-size-asian="12pt" style:font-style-asian="normal" style:font-size-complex="12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0e42fb" officeooo:paragraph-rsid="000c5d6e" style:font-size-asian="10.5pt" style:font-style-asian="normal" style:font-size-complex="12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0e42fb" officeooo:paragraph-rsid="000e42fb" style:font-size-asian="10.5pt" style:font-style-asian="normal" style:font-size-complex="12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0ed26e" officeooo:paragraph-rsid="000ed26e" style:font-size-asian="10.5pt" style:font-style-asian="normal" style:font-size-complex="12pt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0ef098" officeooo:paragraph-rsid="000ef098" style:font-size-asian="10.5pt" style:font-style-asian="normal" style:font-size-complex="12pt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1011f8" officeooo:paragraph-rsid="001011f8" style:font-size-asian="10.5pt" style:font-style-asian="normal" style:font-size-complex="12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1ea24a" officeooo:paragraph-rsid="001ea24a" style:font-size-asian="10.5pt" style:font-style-asian="normal" style:font-size-complex="12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1ff211" officeooo:paragraph-rsid="001ff211" style:font-size-asian="10.5pt" style:font-style-asian="normal" style:font-size-complex="12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120e9d" officeooo:paragraph-rsid="00120e9d" style:font-size-asian="10.5pt" style:font-style-asian="normal" style:font-size-complex="12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20cdeb" officeooo:paragraph-rsid="0020cdeb" style:font-size-asian="10.5pt" style:font-style-asian="normal" style:font-size-complex="12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221f3e" officeooo:paragraph-rsid="00221f3e" style:font-size-asian="10.5pt" style:font-style-asian="normal" style:font-size-complex="12pt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125546" officeooo:paragraph-rsid="00125546" style:font-size-asian="10.5pt" style:font-style-asian="normal" style:font-size-complex="12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14720b" officeooo:paragraph-rsid="0014720b" style:font-size-asian="10.5pt" style:font-style-asian="normal" style:font-size-complex="12pt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1631ae" officeooo:paragraph-rsid="001631ae" style:font-size-asian="10.5pt" style:font-style-asian="normal" style:font-size-complex="12pt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16e755" officeooo:paragraph-rsid="0016e755" style:font-size-asian="10.5pt" style:font-style-asian="normal" style:font-size-complex="12pt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2d2439" officeooo:paragraph-rsid="002d2439" style:font-size-asian="10.5pt" style:font-style-asian="normal" style:font-size-complex="12pt" style:font-style-complex="normal"/>
    </style:style>
    <style:style style:name="P22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2f77a6" officeooo:paragraph-rsid="002f77a6" style:font-size-asian="10.5pt" style:font-style-asian="normal" style:font-size-complex="12pt" style:font-style-complex="normal"/>
    </style:style>
    <style:style style:name="P23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merican Typewriter" fo:font-size="12pt" fo:letter-spacing="normal" fo:font-style="normal" fo:font-weight="normal" officeooo:rsid="0031631d" officeooo:paragraph-rsid="0031631d" style:font-size-asian="10.5pt" style:font-style-asian="normal" style:font-size-complex="12pt" style:font-style-complex="normal"/>
    </style:style>
    <style:style style:name="P24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176361" officeooo:paragraph-rsid="00176361" style:font-size-asian="10.5pt" style:font-style-asian="normal" style:font-size-complex="12pt" style:font-style-complex="normal"/>
    </style:style>
    <style:style style:name="P25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1854a4" officeooo:paragraph-rsid="001854a4" style:font-size-asian="10.5pt" style:font-style-asian="normal" style:font-size-complex="12pt" style:font-style-complex="normal"/>
    </style:style>
    <style:style style:name="P26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1c47d2" officeooo:paragraph-rsid="001c47d2" style:font-size-asian="10.5pt" style:font-style-asian="normal" style:font-size-complex="12pt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16e755" officeooo:paragraph-rsid="0016e755" style:font-size-asian="10.5pt" style:font-style-asian="normal" style:font-size-complex="12pt" style:font-style-complex="normal"/>
    </style:style>
    <style:style style:name="P28" style:family="paragraph" style:parent-style-name="Table_20_Contents">
      <style:paragraph-properties fo:text-align="center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694346" officeooo:paragraph-rsid="0050fa8f" style:font-size-asian="10.5pt" style:font-style-asian="normal" style:font-size-complex="12pt" style:font-style-complex="normal"/>
    </style:style>
    <style:style style:name="P29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433ba6" officeooo:paragraph-rsid="00433ba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438575" officeooo:paragraph-rsid="0043857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444f57" officeooo:paragraph-rsid="00444f57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46254a" officeooo:paragraph-rsid="0046254a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4635b4" officeooo:paragraph-rsid="004635b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4635b4" officeooo:paragraph-rsid="0047b04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47b040" officeooo:paragraph-rsid="0047b04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4ae3d0" officeooo:paragraph-rsid="004ae3d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4bd11c" officeooo:paragraph-rsid="004bd11c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1a7906" officeooo:paragraph-rsid="001a7906" style:font-size-asian="12pt" style:font-style-asian="normal" style:font-size-complex="12pt" style:font-style-complex="normal"/>
    </style:style>
    <style:style style:name="P39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letter-spacing="normal" fo:font-style="normal" officeooo:rsid="001854a4" officeooo:paragraph-rsid="001854a4" style:font-style-asian="normal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1e121e" officeooo:paragraph-rsid="001e121e" fo:background-color="transparent" style:font-size-asian="10.5pt" style:font-style-asian="normal" style:font-size-complex="12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373c9f" officeooo:paragraph-rsid="00373c9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3754ee" officeooo:paragraph-rsid="003754ee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37e5a9" officeooo:paragraph-rsid="0037e5a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38079a" officeooo:paragraph-rsid="0038079a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3d1758" officeooo:paragraph-rsid="003d1758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3d9de2" officeooo:paragraph-rsid="003d9de2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3db719" officeooo:paragraph-rsid="003db719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3dbb9d" officeooo:paragraph-rsid="003dbb9d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3dc6f9" officeooo:paragraph-rsid="003dc6f9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3e2043" officeooo:paragraph-rsid="003e2043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4004f5" officeooo:paragraph-rsid="004004f5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40eb37" officeooo:paragraph-rsid="0040eb37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41e0f4" officeooo:paragraph-rsid="0041e0f4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433ba6" officeooo:paragraph-rsid="00433ba6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4a2cea" officeooo:paragraph-rsid="004a2cea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4ad9b8" officeooo:paragraph-rsid="004ad9b8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493688" officeooo:paragraph-rsid="00493688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493688" officeooo:paragraph-rsid="0058c052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4ae3d0" officeooo:paragraph-rsid="004ae3d0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575c60" officeooo:paragraph-rsid="00575c60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58c052" officeooo:paragraph-rsid="0058c052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4ccbeb" officeooo:paragraph-rsid="004ccbeb" style:font-size-asian="10.5pt" style:font-style-asian="normal" style:font-size-complex="12pt" style:font-style-complex="normal"/>
    </style:style>
    <style:style style:name="P6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4ce103" officeooo:paragraph-rsid="004ce103" style:font-size-asian="10.5pt" style:font-style-asian="normal" style:font-size-complex="12pt" style:font-style-complex="normal"/>
    </style:style>
    <style:style style:name="P6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4dff76" officeooo:paragraph-rsid="004dff76" style:font-size-asian="10.5pt" style:font-style-asian="normal" style:font-size-complex="12pt" style:font-style-complex="normal"/>
    </style:style>
    <style:style style:name="P6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4eb25b" officeooo:paragraph-rsid="004eb25b" style:font-size-asian="10.5pt" style:font-style-asian="normal" style:font-size-complex="12pt" style:font-style-complex="normal"/>
    </style:style>
    <style:style style:name="P6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504094" officeooo:paragraph-rsid="00504094" style:font-size-asian="10.5pt" style:font-style-asian="normal" style:font-size-complex="12pt" style:font-style-complex="normal"/>
    </style:style>
    <style:style style:name="P6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50fa8f" officeooo:paragraph-rsid="0050fa8f" style:font-size-asian="10.5pt" style:font-style-asian="normal" style:font-size-complex="12pt" style:font-style-complex="normal"/>
    </style:style>
    <style:style style:name="P6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517329" officeooo:paragraph-rsid="00517329" style:font-size-asian="10.5pt" style:font-style-asian="normal" style:font-size-complex="12pt" style:font-style-complex="normal"/>
    </style:style>
    <style:style style:name="P6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528ff8" officeooo:paragraph-rsid="00528ff8" style:font-size-asian="10.5pt" style:font-style-asian="normal" style:font-size-complex="12pt" style:font-style-complex="normal"/>
    </style:style>
    <style:style style:name="P7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52ab8e" officeooo:paragraph-rsid="0052ab8e" style:font-size-asian="10.5pt" style:font-style-asian="normal" style:font-size-complex="12pt" style:font-style-complex="normal"/>
    </style:style>
    <style:style style:name="P7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53e7c6" officeooo:paragraph-rsid="0053e7c6" style:font-size-asian="10.5pt" style:font-style-asian="normal" style:font-size-complex="12pt" style:font-style-complex="normal"/>
    </style:style>
    <style:style style:name="P7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5595d9" officeooo:paragraph-rsid="005595d9" style:font-size-asian="10.5pt" style:font-style-asian="normal" style:font-size-complex="12pt" style:font-style-complex="normal"/>
    </style:style>
    <style:style style:name="P7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564837" officeooo:paragraph-rsid="00564837" style:font-size-asian="10.5pt" style:font-style-asian="normal" style:font-size-complex="12pt" style:font-style-complex="normal"/>
    </style:style>
    <style:style style:name="P7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5f2732" officeooo:paragraph-rsid="005f2732" style:font-size-asian="10.5pt" style:font-style-asian="normal" style:font-size-complex="12pt" style:font-style-complex="normal"/>
    </style:style>
    <style:style style:name="P7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62b3e0" officeooo:paragraph-rsid="0062b3e0" style:font-size-asian="10.5pt" style:font-style-asian="normal" style:font-size-complex="12pt" style:font-style-complex="normal"/>
    </style:style>
    <style:style style:name="P7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6424f4" officeooo:paragraph-rsid="006424f4" style:font-size-asian="10.5pt" style:font-style-asian="normal" style:font-size-complex="12pt" style:font-style-complex="normal"/>
    </style:style>
    <style:style style:name="P7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64f6f4" officeooo:paragraph-rsid="0064f6f4" style:font-size-asian="10.5pt" style:font-style-asian="normal" style:font-size-complex="12pt" style:font-style-complex="normal"/>
    </style:style>
    <style:style style:name="P7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6a9fd8" officeooo:paragraph-rsid="006a9fd8" style:font-size-asian="10.5pt" style:font-style-asian="normal" style:font-size-complex="12pt" style:font-style-complex="normal"/>
    </style:style>
    <style:style style:name="P7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6e4bdb" officeooo:paragraph-rsid="006e4bdb" style:font-size-asian="10.5pt" style:font-style-asian="normal" style:font-size-complex="12pt" style:font-style-complex="normal"/>
    </style:style>
    <style:style style:name="P8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6ead81" officeooo:paragraph-rsid="006ead81" style:font-size-asian="10.5pt" style:font-style-asian="normal" style:font-size-complex="12pt" style:font-style-complex="normal"/>
    </style:style>
    <style:style style:name="P8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6f6ece" officeooo:paragraph-rsid="006f6ece" style:font-size-asian="10.5pt" style:font-style-asian="normal" style:font-size-complex="12pt" style:font-style-complex="normal"/>
    </style:style>
    <style:style style:name="P8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6f6ece" officeooo:paragraph-rsid="0053e7c6" style:font-size-asian="10.5pt" style:font-style-asian="normal" style:font-size-complex="12pt" style:font-style-complex="normal"/>
    </style:style>
    <style:style style:name="P8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6fe5b2" officeooo:paragraph-rsid="006fe5b2" style:font-size-asian="10.5pt" style:font-style-asian="normal" style:font-size-complex="12pt" style:font-style-complex="normal"/>
    </style:style>
    <style:style style:name="P8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71c890" officeooo:paragraph-rsid="0071c890" style:font-size-asian="10.5pt" style:font-style-asian="normal" style:font-size-complex="12pt" style:font-style-complex="normal"/>
    </style:style>
    <style:style style:name="P8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7735f8" officeooo:paragraph-rsid="007735f8" style:font-size-asian="10.5pt" style:font-style-asian="normal" style:font-size-complex="12pt" style:font-style-complex="normal"/>
    </style:style>
    <style:style style:name="P8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782ea4" officeooo:paragraph-rsid="00782ea4" style:font-size-asian="10.5pt" style:font-style-asian="normal" style:font-size-complex="12pt" style:font-style-complex="normal"/>
    </style:style>
    <style:style style:name="P8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20pt" fo:letter-spacing="normal" fo:font-style="normal" fo:font-weight="bold" officeooo:rsid="00493688" officeooo:paragraph-rsid="00493688" style:font-size-asian="17.5pt" style:font-style-asian="normal" style:font-weight-asian="bold" style:font-size-complex="20pt" style:font-style-complex="normal" style:font-weight-complex="bold"/>
    </style:style>
    <style:style style:name="P88" style:family="paragraph" style:parent-style-name="Table_20_Contents">
      <style:paragraph-properties fo:text-align="end" style:justify-single-word="false"/>
      <style:text-properties fo:font-variant="normal" fo:text-transform="none" fo:color="#3465a4" style:font-name="American Typewriter" fo:font-size="12pt" fo:letter-spacing="normal" fo:font-style="normal" fo:font-weight="normal" officeooo:rsid="00371a47" officeooo:paragraph-rsid="00371a47" style:font-size-asian="10.5pt" style:font-style-asian="normal" style:font-size-complex="12pt" style:font-style-complex="normal"/>
    </style:style>
    <style:style style:name="P89" style:family="paragraph" style:parent-style-name="Table_20_Contents">
      <style:paragraph-properties fo:text-align="center" style:justify-single-word="false"/>
      <style:text-properties fo:color="#202122" style:font-name="American Typewriter" fo:font-size="12pt" fo:letter-spacing="normal" fo:language="ja" fo:country="JP" fo:font-style="normal" fo:font-weight="normal" style:font-size-asian="12pt" style:font-style-asian="normal" style:font-size-complex="12pt" style:font-style-complex="normal"/>
    </style:style>
    <style:style style:name="P90" style:family="paragraph" style:parent-style-name="Table_20_Contents">
      <style:paragraph-properties fo:text-align="center" style:justify-single-word="false"/>
      <style:text-properties fo:color="#202122" style:font-name="American Typewriter" fo:font-size="12pt" fo:letter-spacing="normal" fo:language="ja" fo:country="JP" fo:font-style="normal" fo:font-weight="normal" officeooo:paragraph-rsid="000ddb11" style:font-size-asian="12pt" style:font-style-asian="normal" style:font-size-complex="12pt" style:font-style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081287" officeooo:paragraph-rsid="00081287" style:font-size-asian="12pt" style:font-style-asian="normal" style:font-size-complex="12pt" style:font-style-complex="normal"/>
    </style:style>
    <style:style style:name="P92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paragraph-rsid="00081287" style:font-size-asian="12pt" style:font-style-asian="normal" style:font-size-complex="12pt" style:font-style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paragraph-rsid="000afd90" style:font-size-asian="12pt" style:font-style-asian="normal" style:font-size-complex="12pt" style:font-style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087486" officeooo:paragraph-rsid="00087486" style:font-size-asian="12pt" style:font-style-asian="normal" style:font-size-complex="12pt" style:font-style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09a23c" officeooo:paragraph-rsid="0009a23c" style:font-size-asian="12pt" style:font-style-asian="normal" style:font-size-complex="12pt" style:font-style-complex="normal"/>
    </style:style>
    <style:style style:name="P96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0afd90" officeooo:paragraph-rsid="000afd90" style:font-size-asian="12pt" style:font-style-asian="normal" style:font-size-complex="12pt" style:font-style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0b711f" officeooo:paragraph-rsid="000b711f" style:font-size-asian="12pt" style:font-style-asian="normal" style:font-size-complex="12pt" style:font-style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0c5d6e" officeooo:paragraph-rsid="000c5d6e" style:font-size-asian="12pt" style:font-style-asian="normal" style:font-size-complex="12pt" style:font-style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0dbe7b" officeooo:paragraph-rsid="000dbe7b" style:font-size-asian="12pt" style:font-style-asian="normal" style:font-size-complex="12pt" style:font-style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0ddb11" officeooo:paragraph-rsid="000ddb11" style:font-size-asian="12pt" style:font-style-asian="normal" style:font-size-complex="12pt" style:font-style-complex="normal"/>
    </style:style>
    <style:style style:name="P101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0e42fb" officeooo:paragraph-rsid="000e42fb" style:font-size-asian="12pt" style:font-style-asian="normal" style:font-size-complex="12pt" style:font-style-complex="normal"/>
    </style:style>
    <style:style style:name="P102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22ce0e" officeooo:paragraph-rsid="0022ce0e" style:font-size-asian="10.5pt" style:font-style-asian="normal" style:font-size-complex="12pt" style:font-style-complex="normal"/>
    </style:style>
    <style:style style:name="P103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23f0d7" officeooo:paragraph-rsid="0023f0d7" style:font-size-asian="10.5pt" style:font-style-asian="normal" style:font-size-complex="12pt" style:font-style-complex="normal"/>
    </style:style>
    <style:style style:name="P104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2a649e" officeooo:paragraph-rsid="002a649e" style:font-size-asian="10.5pt" style:font-style-asian="normal" style:font-size-complex="12pt" style:font-style-complex="normal"/>
    </style:style>
    <style:style style:name="P105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2547a2" officeooo:paragraph-rsid="002547a2" style:font-size-asian="10.5pt" style:font-style-asian="normal" style:font-size-complex="12pt" style:font-style-complex="normal"/>
    </style:style>
    <style:style style:name="P106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2c6244" officeooo:paragraph-rsid="002c6244" style:font-size-asian="10.5pt" style:font-style-asian="normal" style:font-size-complex="12pt" style:font-style-complex="normal"/>
    </style:style>
    <style:style style:name="P107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26810c" officeooo:paragraph-rsid="0026810c" style:font-size-asian="10.5pt" style:font-style-asian="normal" style:font-size-complex="12pt" style:font-style-complex="normal"/>
    </style:style>
    <style:style style:name="P108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27e0b5" officeooo:paragraph-rsid="0027e0b5" style:font-size-asian="10.5pt" style:font-style-asian="normal" style:font-size-complex="12pt" style:font-style-complex="normal"/>
    </style:style>
    <style:style style:name="P109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2878ab" officeooo:paragraph-rsid="002878ab" style:font-size-asian="10.5pt" style:font-style-asian="normal" style:font-size-complex="12pt" style:font-style-complex="normal"/>
    </style:style>
    <style:style style:name="P110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292471" officeooo:paragraph-rsid="00292471" style:font-size-asian="10.5pt" style:font-style-asian="normal" style:font-size-complex="12pt" style:font-style-complex="normal"/>
    </style:style>
    <style:style style:name="P111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2946a9" officeooo:paragraph-rsid="002946a9" style:font-size-asian="10.5pt" style:font-style-asian="normal" style:font-size-complex="12pt" style:font-style-complex="normal"/>
    </style:style>
    <style:style style:name="P112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1631ae" officeooo:paragraph-rsid="001631ae" style:font-size-asian="10.5pt" style:font-style-asian="normal" style:font-size-complex="12pt" style:font-style-complex="normal"/>
    </style:style>
    <style:style style:name="P113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164bbc" officeooo:paragraph-rsid="00164bbc" style:font-size-asian="10.5pt" style:font-style-asian="normal" style:font-size-complex="12pt" style:font-style-complex="normal"/>
    </style:style>
    <style:style style:name="P114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16e755" officeooo:paragraph-rsid="0016e755" style:font-size-asian="10.5pt" style:font-style-asian="normal" style:font-size-complex="12pt" style:font-style-complex="normal"/>
    </style:style>
    <style:style style:name="P115" style:family="paragraph" style:parent-style-name="Table_20_Contents">
      <style:paragraph-properties fo:text-align="center" style:justify-single-word="false"/>
      <style:text-properties style:font-name="American Typewriter" fo:font-size="12pt" fo:font-style="normal" style:font-size-asian="10.5pt" style:font-style-asian="normal" style:font-size-complex="12pt" style:font-style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2d2439" officeooo:paragraph-rsid="002d2439" style:font-size-asian="10.5pt" style:font-style-asian="normal" style:font-size-complex="12pt" style:font-style-complex="normal"/>
    </style:style>
    <style:style style:name="P117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2e0418" officeooo:paragraph-rsid="002e0418" style:font-size-asian="10.5pt" style:font-style-asian="normal" style:font-size-complex="12pt" style:font-style-complex="normal"/>
    </style:style>
    <style:style style:name="P118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2f49da" officeooo:paragraph-rsid="002f49da" style:font-size-asian="10.5pt" style:font-style-asian="normal" style:font-size-complex="12pt" style:font-style-complex="normal"/>
    </style:style>
    <style:style style:name="P119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2f77a6" officeooo:paragraph-rsid="002f77a6" style:font-size-asian="10.5pt" style:font-style-asian="normal" style:font-size-complex="12pt" style:font-style-complex="normal"/>
    </style:style>
    <style:style style:name="P120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31631d" officeooo:paragraph-rsid="0031631d" style:font-size-asian="10.5pt" style:font-style-asian="normal" style:font-size-complex="12pt" style:font-style-complex="normal"/>
    </style:style>
    <style:style style:name="P121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32a67b" officeooo:paragraph-rsid="0032a67b" style:font-size-asian="10.5pt" style:font-style-asian="normal" style:font-size-complex="12pt" style:font-style-complex="normal"/>
    </style:style>
    <style:style style:name="P122" style:family="paragraph" style:parent-style-name="Table_20_Contents">
      <style:paragraph-properties fo:text-align="center" style:justify-single-word="false"/>
      <style:text-properties style:font-name="American Typewriter" fo:font-size="12pt" fo:font-style="normal" officeooo:rsid="00343bad" officeooo:paragraph-rsid="00343bad" style:font-size-asian="10.5pt" style:font-style-asian="normal" style:font-size-complex="12pt" style:font-style-complex="normal"/>
    </style:style>
    <style:style style:name="P123" style:family="paragraph" style:parent-style-name="Table_20_Contents">
      <style:paragraph-properties fo:text-align="center" style:justify-single-word="false"/>
      <style:text-properties style:font-name="American Typewriter" fo:font-size="12pt" style:font-size-asian="10.5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style:font-name="American Typewriter" fo:font-size="12pt" officeooo:rsid="0038ca48" officeooo:paragraph-rsid="0038ca48" style:font-size-asian="10.5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style:font-name="American Typewriter" fo:font-size="12pt" officeooo:rsid="003a1c54" officeooo:paragraph-rsid="003a1c54" style:font-size-asian="10.5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style:font-name="American Typewriter" fo:font-size="12pt" officeooo:rsid="003b2a28" officeooo:paragraph-rsid="003b2a28" style:font-size-asian="10.5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style:font-name="American Typewriter" fo:font-size="12pt" officeooo:rsid="003d1160" officeooo:paragraph-rsid="003d1160" style:font-size-asian="10.5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style:font-name="American Typewriter" fo:font-size="12pt" officeooo:rsid="003d1758" officeooo:paragraph-rsid="003d1758" style:font-size-asian="10.5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style:font-name="American Typewriter" fo:font-size="12pt" officeooo:rsid="004ccbeb" officeooo:paragraph-rsid="004ccbeb" style:font-size-asian="10.5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style:font-name="American Typewriter" fo:font-size="12pt" officeooo:rsid="0058c052" officeooo:paragraph-rsid="0058c052" style:font-size-asian="10.5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style:font-name="American Typewriter" fo:font-size="12pt" officeooo:rsid="00591bc1" officeooo:paragraph-rsid="00591bc1" style:font-size-asian="10.5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style:font-name="American Typewriter" fo:font-size="12pt" officeooo:rsid="005ae9e0" officeooo:paragraph-rsid="005ae9e0" style:font-size-asian="10.5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style:font-name="American Typewriter" fo:font-size="12pt" officeooo:rsid="005c2979" officeooo:paragraph-rsid="005c2979" style:font-size-asian="10.5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style:font-name="American Typewriter" fo:font-size="12pt" officeooo:rsid="005c63d5" officeooo:paragraph-rsid="005c63d5" style:font-size-asian="10.5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style:font-name="American Typewriter" fo:font-size="12pt" officeooo:rsid="005def5d" officeooo:paragraph-rsid="005def5d" style:font-size-asian="10.5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style:font-name="American Typewriter" fo:font-size="12pt" officeooo:rsid="005f2732" officeooo:paragraph-rsid="005f2732" style:font-size-asian="10.5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style:font-name="American Typewriter" fo:font-size="12pt" officeooo:rsid="005fa021" officeooo:paragraph-rsid="005fa021" style:font-size-asian="10.5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style:font-name="American Typewriter" fo:font-size="12pt" officeooo:rsid="0061598a" officeooo:paragraph-rsid="0061598a" style:font-size-asian="10.5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style:font-name="American Typewriter" fo:font-size="12pt" officeooo:rsid="0061afc6" officeooo:paragraph-rsid="0061afc6" style:font-size-asian="10.5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style:font-name="American Typewriter" fo:font-size="12pt" officeooo:rsid="00685d96" officeooo:paragraph-rsid="00685d96" style:font-size-asian="10.5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style:font-name="American Typewriter" fo:font-size="12pt" officeooo:rsid="0068a5b3" officeooo:paragraph-rsid="0068a5b3" style:font-size-asian="10.5pt" style:font-size-complex="12pt"/>
    </style:style>
    <style:style style:name="P142" style:family="paragraph" style:parent-style-name="Table_20_Contents">
      <style:paragraph-properties fo:text-align="center" style:justify-single-word="false"/>
      <style:text-properties style:font-name="American Typewriter" fo:font-size="12pt" officeooo:rsid="0068ac28" officeooo:paragraph-rsid="0068ac28" style:font-size-asian="10.5pt" style:font-size-complex="12pt"/>
    </style:style>
    <style:style style:name="P143" style:family="paragraph" style:parent-style-name="Table_20_Contents">
      <style:paragraph-properties fo:text-align="center" style:justify-single-word="false"/>
      <style:text-properties style:font-name="American Typewriter" fo:font-size="12pt" officeooo:rsid="00690a07" officeooo:paragraph-rsid="00690a07" style:font-size-asian="10.5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style:font-name="American Typewriter" fo:font-size="12pt" officeooo:rsid="00694346" officeooo:paragraph-rsid="00694346" style:font-size-asian="10.5pt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style:font-name="American Typewriter" fo:font-size="12pt" officeooo:rsid="006a9fd8" officeooo:paragraph-rsid="006a9fd8" style:font-size-asian="10.5pt" style:font-size-complex="12pt"/>
    </style:style>
    <style:style style:name="P146" style:family="paragraph" style:parent-style-name="Table_20_Contents">
      <style:paragraph-properties fo:text-align="center" style:justify-single-word="false"/>
      <style:text-properties style:font-name="American Typewriter" fo:font-size="12pt" officeooo:rsid="006c10cd" officeooo:paragraph-rsid="006c10cd" style:font-size-asian="10.5pt" style:font-size-complex="12pt"/>
    </style:style>
    <style:style style:name="P147" style:family="paragraph" style:parent-style-name="Table_20_Contents">
      <style:paragraph-properties fo:text-align="center" style:justify-single-word="false"/>
      <style:text-properties style:font-name="American Typewriter" fo:font-size="12pt" officeooo:rsid="006cef2d" officeooo:paragraph-rsid="006cef2d" style:font-size-asian="10.5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style:font-name="American Typewriter" fo:font-size="12pt" officeooo:rsid="006e4bdb" officeooo:paragraph-rsid="006e4bdb" style:font-size-asian="10.5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fo:color="#c9211e" style:font-name="American Typewriter" fo:font-size="12pt" officeooo:rsid="00517329" officeooo:paragraph-rsid="00517329" style:font-size-asian="10.5pt" style:font-size-complex="12pt"/>
    </style:style>
    <style:style style:name="P15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782ea4" officeooo:paragraph-rsid="00564837" style:font-size-asian="10.5pt" style:font-style-asian="normal" style:font-size-complex="12pt" style:font-style-complex="normal"/>
    </style:style>
    <style:style style:name="P15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64f6f4" officeooo:paragraph-rsid="0064f6f4" style:font-size-asian="10.5pt" style:font-style-asian="normal" style:font-size-complex="12pt" style:font-style-complex="normal"/>
    </style:style>
    <style:style style:name="P152" style:family="paragraph" style:parent-style-name="Table_20_Contents">
      <style:paragraph-properties fo:text-align="end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50fa8f" officeooo:paragraph-rsid="0050fa8f" style:font-size-asian="10.5pt" style:font-style-asian="normal" style:font-size-complex="12pt" style:font-style-complex="normal"/>
    </style:style>
    <style:style style:name="P15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officeooo:rsid="0058c052" officeooo:paragraph-rsid="0078a2f7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371a47" officeooo:paragraph-rsid="00371a47" style:font-size-asian="12pt" style:font-style-asian="normal" style:font-size-complex="12pt" style:font-style-complex="normal"/>
    </style:style>
    <style:style style:name="P155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7b7b11" officeooo:paragraph-rsid="007b7b11" style:font-size-asian="10.5pt" style:font-style-asian="normal" style:font-size-complex="12pt" style:font-style-complex="normal"/>
    </style:style>
    <style:style style:name="P156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7c8b3d" officeooo:paragraph-rsid="007c8b3d" style:font-size-asian="10.5pt" style:font-style-asian="normal" style:font-size-complex="12pt" style:font-style-complex="normal"/>
    </style:style>
    <style:style style:name="P157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7d6f6e" officeooo:paragraph-rsid="007d6f6e" style:font-size-asian="10.5pt" style:font-style-asian="normal" style:font-size-complex="12pt" style:font-style-complex="normal"/>
    </style:style>
    <style:style style:name="P158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7e202e" officeooo:paragraph-rsid="007e202e" style:font-size-asian="10.5pt" style:font-style-asian="normal" style:font-size-complex="12pt" style:font-style-complex="normal"/>
    </style:style>
    <style:style style:name="P159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font-size="12pt" fo:letter-spacing="normal" fo:font-style="normal" fo:font-weight="normal" officeooo:rsid="007e202e" officeooo:paragraph-rsid="007e202e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Table_20_Contents">
      <style:paragraph-properties fo:text-align="end" style:justify-single-word="false"/>
      <style:text-properties fo:font-variant="normal" fo:text-transform="none" fo:color="#c9211e" fo:letter-spacing="normal" officeooo:paragraph-rsid="007c8b3d"/>
    </style:style>
    <style:style style:name="P161" style:family="paragraph" style:parent-style-name="Table_20_Contents">
      <style:paragraph-properties fo:text-align="end" style:justify-single-word="false"/>
      <style:text-properties fo:font-variant="normal" fo:text-transform="none" fo:color="#c9211e" fo:letter-spacing="normal" fo:font-style="normal" officeooo:paragraph-rsid="007f54a6" style:font-style-asian="normal" style:font-style-complex="normal"/>
    </style:style>
    <style:style style:name="P162" style:family="paragraph" style:parent-style-name="Table_20_Contents">
      <style:paragraph-properties fo:text-align="end" style:justify-single-word="false"/>
      <style:text-properties fo:font-variant="normal" fo:text-transform="none" fo:color="#c9211e" style:font-name="American Typewriter" fo:letter-spacing="normal" officeooo:paragraph-rsid="007c8b3d"/>
    </style:style>
    <style:style style:name="P163" style:family="paragraph" style:parent-style-name="Table_20_Contents">
      <style:paragraph-properties fo:text-align="end" style:justify-single-word="false"/>
      <style:text-properties fo:color="#c9211e" officeooo:paragraph-rsid="00371a47"/>
    </style:style>
    <style:style style:name="T1" style:family="text">
      <style:text-properties officeooo:rsid="00081287"/>
    </style:style>
    <style:style style:name="T2" style:family="text">
      <style:text-properties fo:font-variant="normal" fo:text-transform="none" fo:color="#222222" fo:letter-spacing="normal" fo:font-weight="normal"/>
    </style:style>
    <style:style style:name="T3" style:family="text">
      <style:text-properties fo:font-variant="normal" fo:text-transform="none" fo:color="#222222" style:font-name="American Typewriter" fo:font-size="12pt" fo:letter-spacing="normal" fo:font-style="normal" fo:font-weight="normal" officeooo:rsid="0016e755" style:font-size-asian="10.5pt" style:font-style-asian="normal" style:font-size-complex="12pt" style:font-style-complex="normal"/>
    </style:style>
    <style:style style:name="T4" style:family="text">
      <style:text-properties fo:font-variant="normal" fo:text-transform="none" fo:color="#222222" style:font-name="American Typewriter" fo:font-size="12pt" fo:letter-spacing="normal" fo:font-style="normal" fo:font-weight="normal" officeooo:rsid="002f77a6" style:font-size-asian="10.5pt" style:font-style-asian="normal" style:font-size-complex="12pt" style:font-style-complex="normal"/>
    </style:style>
    <style:style style:name="T5" style:family="text">
      <style:text-properties fo:font-variant="normal" fo:text-transform="none" fo:color="#000000" style:font-name="American Typewriter" fo:font-size="12pt" fo:letter-spacing="normal" fo:font-style="normal" fo:font-weight="normal" officeooo:rsid="003754ee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merican Typewriter" fo:font-size="12pt" fo:letter-spacing="normal" fo:font-style="normal" fo:font-weight="normal" officeooo:rsid="0037e5a9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American Typewriter" fo:font-size="12pt" fo:letter-spacing="normal" fo:font-style="normal" fo:font-weight="normal" officeooo:rsid="0066d9c0" style:font-size-asian="10.5pt" style:font-style-asian="normal" style:font-size-complex="12pt" style:font-style-complex="normal"/>
    </style:style>
    <style:style style:name="T8" style:family="text">
      <style:text-properties fo:font-variant="normal" fo:text-transform="none" fo:color="#000000" style:font-name="American Typewriter" fo:font-size="12pt" fo:letter-spacing="normal" fo:font-style="normal" fo:font-weight="normal" officeooo:rsid="0050fa8f" style:font-size-asian="10.5pt" style:font-style-asian="normal" style:font-size-complex="12pt" style:font-style-complex="normal"/>
    </style:style>
    <style:style style:name="T9" style:family="text">
      <style:text-properties fo:font-variant="normal" fo:text-transform="none" style:font-name="American Typewriter" fo:font-size="12pt" fo:letter-spacing="normal" fo:font-style="normal" fo:font-weight="normal" officeooo:rsid="00371a47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style:font-name="American Typewriter" fo:font-size="12pt" fo:letter-spacing="normal" fo:font-style="normal" fo:font-weight="normal" officeooo:rsid="007b7b11" style:font-size-asian="12pt" style:font-style-asian="normal" style:font-size-complex="12pt" style:font-style-complex="normal"/>
    </style:style>
    <style:style style:name="T11" style:family="text">
      <style:text-properties officeooo:rsid="000afd90"/>
    </style:style>
    <style:style style:name="T12" style:family="text">
      <style:text-properties fo:color="#202122" fo:letter-spacing="normal" fo:language="ja" fo:country="JP" fo:font-weight="normal"/>
    </style:style>
    <style:style style:name="T13" style:family="text">
      <style:text-properties fo:color="#202122" fo:letter-spacing="normal" fo:language="ja" fo:country="JP" fo:font-weight="normal" officeooo:rsid="0023f0d7"/>
    </style:style>
    <style:style style:name="T14" style:family="text">
      <style:text-properties officeooo:rsid="000c5d6e"/>
    </style:style>
    <style:style style:name="T15" style:family="text">
      <style:text-properties officeooo:rsid="001854a4"/>
    </style:style>
    <style:style style:name="T16" style:family="text">
      <style:text-properties style:font-name="American Typewriter"/>
    </style:style>
    <style:style style:name="T17" style:family="text">
      <style:text-properties style:font-name="American Typewriter" fo:font-size="12pt" fo:font-weight="normal" officeooo:rsid="001854a4" style:font-size-asian="10.5pt" style:font-size-complex="12pt"/>
    </style:style>
    <style:style style:name="T18" style:family="text">
      <style:text-properties style:font-name="American Typewriter" fo:font-size="12pt" fo:font-weight="normal" officeooo:rsid="00188466" style:font-size-asian="10.5pt" style:font-size-complex="12pt"/>
    </style:style>
    <style:style style:name="T19" style:family="text">
      <style:text-properties style:font-name="American Typewriter" fo:font-size="12pt" fo:font-style="normal" fo:font-weight="normal" officeooo:rsid="007c8b3d" style:font-size-asian="10.5pt" style:font-style-asian="normal" style:font-size-complex="12pt" style:font-style-complex="normal"/>
    </style:style>
    <style:style style:name="T20" style:family="text">
      <style:text-properties officeooo:rsid="001a7906"/>
    </style:style>
    <style:style style:name="T21" style:family="text">
      <style:text-properties officeooo:rsid="0022ce0e"/>
    </style:style>
    <style:style style:name="T22" style:family="text">
      <style:text-properties officeooo:rsid="0023f0d7"/>
    </style:style>
    <style:style style:name="T23" style:family="text">
      <style:text-properties officeooo:rsid="002d2439"/>
    </style:style>
    <style:style style:name="T24" style:family="text">
      <style:text-properties officeooo:rsid="0040eb37"/>
    </style:style>
    <style:style style:name="T25" style:family="text">
      <style:text-properties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4a2cea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4ad9b8" style:font-size-asian="10.5pt" style:font-weight-asian="normal" style:font-size-complex="12pt" style:font-weight-complex="normal"/>
    </style:style>
    <style:style style:name="T28" style:family="text">
      <style:text-properties fo:font-size="12pt" fo:font-style="normal" fo:font-weight="normal" officeooo:rsid="007c8b3d" style:font-size-asian="10.5pt" style:font-style-asian="normal" style:font-size-complex="12pt" style:font-style-complex="normal"/>
    </style:style>
    <style:style style:name="T29" style:family="text">
      <style:text-properties officeooo:rsid="005ae9e0"/>
    </style:style>
    <style:style style:name="T30" style:family="text">
      <style:text-properties officeooo:rsid="00694346"/>
    </style:style>
    <style:style style:name="T31" style:family="text">
      <style:text-properties fo:color="#c9211e"/>
    </style:style>
    <style:style style:name="T32" style:family="text">
      <style:text-properties fo:color="#c9211e" officeooo:rsid="00574a65"/>
    </style:style>
    <style:style style:name="T33" style:family="text">
      <style:text-properties fo:color="#c9211e" officeooo:rsid="007c8b3d"/>
    </style:style>
    <style:style style:name="T34" style:family="text">
      <style:text-properties officeooo:rsid="006ead81"/>
    </style:style>
    <style:style style:name="T35" style:family="text">
      <style:text-properties officeooo:rsid="006fe5b2"/>
    </style:style>
    <style:style style:name="T36" style:family="text">
      <style:text-properties officeooo:rsid="0071c890"/>
    </style:style>
    <style:style style:name="T37" style:family="text">
      <style:text-properties officeooo:rsid="00728e11"/>
    </style:style>
    <style:style style:name="T38" style:family="text">
      <style:text-properties officeooo:rsid="0072e7f0"/>
    </style:style>
    <style:style style:name="T39" style:family="text">
      <style:text-properties officeooo:rsid="00744005"/>
    </style:style>
    <style:style style:name="T40" style:family="text">
      <style:text-properties officeooo:rsid="00759c28"/>
    </style:style>
    <style:style style:name="T41" style:family="text">
      <style:text-properties officeooo:rsid="007735f8"/>
    </style:style>
    <style:style style:name="T42" style:family="text">
      <style:text-properties officeooo:rsid="00780200"/>
    </style:style>
    <style:style style:name="T43" style:family="text">
      <style:text-properties officeooo:rsid="00782ea4"/>
    </style:style>
    <style:style style:name="T44" style:family="text">
      <style:text-properties officeooo:rsid="0078894f"/>
    </style:style>
    <style:style style:name="T45" style:family="text">
      <style:text-properties officeooo:rsid="0078a2f7"/>
    </style:style>
    <style:style style:name="T46" style:family="text">
      <style:text-properties officeooo:rsid="0079156d"/>
    </style:style>
    <style:style style:name="T47" style:family="text">
      <style:text-properties officeooo:rsid="007ac040"/>
    </style:style>
    <style:style style:name="T48" style:family="text">
      <style:text-properties officeooo:rsid="007b3a2c"/>
    </style:style>
    <style:style style:name="T49" style:family="text">
      <style:text-properties officeooo:rsid="007b7b11"/>
    </style:style>
    <style:style style:name="T50" style:family="text">
      <style:text-properties officeooo:rsid="007c8b3d"/>
    </style:style>
    <style:style style:name="T51" style:family="text">
      <style:text-properties style:font-name="American Typewriter" fo:font-size="12pt" fo:font-style="normal" fo:font-weight="normal" officeooo:rsid="007c8b3d" style:font-size-asian="10.5pt" style:font-style-asian="normal" style:font-size-complex="12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e Cas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1">Maka Albarn</text:p>
          </table:table-cell>
          <table:table-cell table:style-name="Table1.B1" office:value-type="string">
            <text:p text:style-name="P91">Chiaki Omigawa</text:p>
          </table:table-cell>
        </table:table-row>
        <table:table-row>
          <table:table-cell table:style-name="Table1.A2" office:value-type="string">
            <text:p text:style-name="P91">Soul <text:span text:style-name="T11">Evans</text:span></text:p>
          </table:table-cell>
          <table:table-cell table:style-name="Table1.B2" office:value-type="string">
            <text:p text:style-name="P92"><text:span text:style-name="T12">K</text:span><text:span text:style-name="T13">o</text:span><text:span text:style-name="T12">ki</text:span><text:span text:style-name="T1"> U</text:span><text:span text:style-name="T11">ch</text:span><text:span text:style-name="T1">iyama</text:span></text:p>
          </table:table-cell>
        </table:table-row>
        <table:table-row>
          <table:table-cell table:style-name="Table1.A2" office:value-type="string">
            <text:p text:style-name="P5">Black☆Star</text:p>
          </table:table-cell>
          <table:table-cell table:style-name="Table1.B2" office:value-type="string">
            <text:p text:style-name="P91">Yumiko Kobayashi</text:p>
          </table:table-cell>
        </table:table-row>
        <table:table-row>
          <table:table-cell table:style-name="Table1.A2" office:value-type="string">
            <text:p text:style-name="P91">Tsubaki Nakatsukasa</text:p>
          </table:table-cell>
          <table:table-cell table:style-name="Table1.B2" office:value-type="string">
            <text:p text:style-name="P94">Kaori Nazuka</text:p>
          </table:table-cell>
        </table:table-row>
        <table:table-row>
          <table:table-cell table:style-name="Table1.A2" office:value-type="string">
            <text:p text:style-name="P91">Death the Kid</text:p>
          </table:table-cell>
          <table:table-cell table:style-name="Table1.B2" office:value-type="string">
            <text:p text:style-name="P94">Mamoru Miyano</text:p>
          </table:table-cell>
        </table:table-row>
        <table:table-row>
          <table:table-cell table:style-name="Table1.A2" office:value-type="string">
            <text:p text:style-name="P91">Liz Thompson</text:p>
          </table:table-cell>
          <table:table-cell table:style-name="Table1.B2" office:value-type="string">
            <text:p text:style-name="P94">Akeno Watanabe</text:p>
          </table:table-cell>
        </table:table-row>
        <table:table-row>
          <table:table-cell table:style-name="Table1.A2" office:value-type="string">
            <text:p text:style-name="P91">Patty Thompson</text:p>
          </table:table-cell>
          <table:table-cell table:style-name="Table1.B2" office:value-type="string">
            <text:p text:style-name="P94">Narumi Takahira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4">Lord Death</text:p>
          </table:table-cell>
          <table:table-cell table:style-name="Table2.B1" office:value-type="string">
            <text:p text:style-name="P95">Rikiya Koyama</text:p>
          </table:table-cell>
        </table:table-row>
        <table:table-row>
          <table:table-cell table:style-name="Table2.A2" office:value-type="string">
            <text:p text:style-name="P94">Spirit Albarn</text:p>
          </table:table-cell>
          <table:table-cell table:style-name="Table2.B2" office:value-type="string">
            <text:p text:style-name="P6">Tōru <text:span text:style-name="T22">O</text:span>kawa</text:p>
          </table:table-cell>
        </table:table-row>
        <table:table-row>
          <table:table-cell table:style-name="Table2.A2" office:value-type="string">
            <text:p text:style-name="P94">Franken Stein</text:p>
          </table:table-cell>
          <table:table-cell table:style-name="Table2.B2" office:value-type="string">
            <text:p text:style-name="P6">Y<text:span text:style-name="T22">u</text:span>ya Uchida</text:p>
          </table:table-cell>
        </table:table-row>
        <table:table-row>
          <table:table-cell table:style-name="Table2.A2" office:value-type="string">
            <text:p text:style-name="P94">Sid Barrett</text:p>
          </table:table-cell>
          <table:table-cell table:style-name="Table2.B2" office:value-type="string">
            <text:p text:style-name="P96">Masafumi Kimura</text:p>
          </table:table-cell>
        </table:table-row>
        <table:table-row>
          <table:table-cell table:style-name="Table2.A2" office:value-type="string">
            <text:p text:style-name="P94">Medusa</text:p>
          </table:table-cell>
          <table:table-cell table:style-name="Table2.B2" office:value-type="string">
            <text:p text:style-name="P89">H<text:span text:style-name="T22">o</text:span>ko <text:span text:style-name="T11">Kuwashima</text:span></text:p>
          </table:table-cell>
        </table:table-row>
        <table:table-row>
          <table:table-cell table:style-name="Table2.A2" office:value-type="string">
            <text:p text:style-name="P94">Eruka</text:p>
          </table:table-cell>
          <table:table-cell table:style-name="Table2.B2" office:value-type="string">
            <text:p text:style-name="P96">Misato Fukuen</text:p>
          </table:table-cell>
        </table:table-row>
        <table:table-row>
          <table:table-cell table:style-name="Table2.A2" office:value-type="string">
            <text:p text:style-name="P94">Blair</text:p>
          </table:table-cell>
          <table:table-cell table:style-name="Table2.B2" office:value-type="string">
            <text:p text:style-name="P93"><text:span text:style-name="T11">Emiri </text:span><text:span text:style-name="T12">Kat</text:span><text:span text:style-name="T13">o</text:span></text:p>
          </table:table-cell>
        </table:table-row>
        <table:table-row>
          <table:table-cell table:style-name="Table2.A2" office:value-type="string">
            <text:p text:style-name="P94">Ox Ford</text:p>
          </table:table-cell>
          <table:table-cell table:style-name="Table2.B2" office:value-type="string">
            <text:p text:style-name="P96">Hiroyuki Yoshino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6">Ponera</text:p>
          </table:table-cell>
          <table:table-cell table:style-name="Table3.B1" office:value-type="string">
            <text:p text:style-name="P97">Sayori Ishizuka</text:p>
          </table:table-cell>
        </table:table-row>
        <table:table-row>
          <table:table-cell table:style-name="Table3.A2" office:value-type="string">
            <text:p text:style-name="P96">Grimoire</text:p>
          </table:table-cell>
          <table:table-cell table:style-name="Table3.B2" office:value-type="string">
            <text:p text:style-name="P97">Daisuke Kirii</text:p>
          </table:table-cell>
        </table:table-row>
        <table:table-row>
          <table:table-cell table:style-name="Table3.A2" office:value-type="string">
            <text:p text:style-name="P97">Nars Garnier</text:p>
          </table:table-cell>
          <table:table-cell table:style-name="Table3.B2" office:value-type="string">
            <text:p text:style-name="P98">Makoto Yasumura</text:p>
          </table:table-cell>
        </table:table-row>
        <table:table-row>
          <table:table-cell table:style-name="Table3.A2" office:value-type="string">
            <text:p text:style-name="P97">Alone</text:p>
          </table:table-cell>
          <table:table-cell table:style-name="Table3.B2" office:value-type="string">
            <text:p text:style-name="P98">Otoya Kawano</text:p>
          </table:table-cell>
        </table:table-row>
        <table:table-row>
          <table:table-cell table:style-name="Table3.A2" office:value-type="string">
            <text:p text:style-name="P97">Killbell</text:p>
          </table:table-cell>
          <table:table-cell table:style-name="Table3.B2" office:value-type="string">
            <text:p text:style-name="P98">Yasuhiko Kawazu</text:p>
          </table:table-cell>
        </table:table-row>
        <table:table-row>
          <table:table-cell table:style-name="Table3.A2" office:value-type="string">
            <text:p text:style-name="P97">Gigant</text:p>
          </table:table-cell>
          <table:table-cell table:style-name="Table3.B2" office:value-type="string">
            <text:p text:style-name="P98">Kenichir<text:span text:style-name="T2">ō</text:span> Matsuda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9">Jack the Ripper</text:p>
          </table:table-cell>
          <table:table-cell table:style-name="Table4.B1" office:value-type="string">
            <text:p text:style-name="P89">K<text:span text:style-name="T22">o</text:span>ichi <text:span text:style-name="T14">Sakaguchi</text:span></text:p>
          </table:table-cell>
        </table:table-row>
        <table:table-row>
          <table:table-cell table:style-name="Table4.A2" office:value-type="string">
            <text:p text:style-name="P99">Sonson-J</text:p>
          </table:table-cell>
          <table:table-cell table:style-name="Table4.B2" office:value-type="string">
            <text:p text:style-name="P100">Ken Uo</text:p>
          </table:table-cell>
        </table:table-row>
        <table:table-row>
          <table:table-cell table:style-name="Table4.A2" office:value-type="string">
            <text:p text:style-name="P99">Rasputin</text:p>
          </table:table-cell>
          <table:table-cell table:style-name="Table4.B2" office:value-type="string">
            <text:p text:style-name="P90">K<text:span text:style-name="T22">o</text:span>ichi <text:span text:style-name="T14">Sakaguchi</text:span></text:p>
          </table:table-cell>
        </table:table-row>
        <table:table-row>
          <table:table-cell table:style-name="Table4.A2" office:value-type="string">
            <text:p text:style-name="P100">Enemy A</text:p>
          </table:table-cell>
          <table:table-cell table:style-name="Table4.B2" office:value-type="string">
            <text:p text:style-name="P101">Satoru Inoue</text:p>
          </table:table-cell>
        </table:table-row>
        <table:table-row>
          <table:table-cell table:style-name="Table4.A2" office:value-type="string">
            <text:p text:style-name="P100">Enemy B</text:p>
          </table:table-cell>
          <table:table-cell table:style-name="Table4.B2" office:value-type="string">
            <text:p text:style-name="P101">Hisafumi Oda</text:p>
          </table:table-cell>
        </table:table-row>
        <table:table-row>
          <table:table-cell table:style-name="Table4.A2" office:value-type="string">
            <text:p text:style-name="P100">Secretary Auntie</text:p>
          </table:table-cell>
          <table:table-cell table:style-name="Table4.B2" office:value-type="string">
            <text:p text:style-name="P101">Yasuko Hatori</text:p>
          </table:table-cell>
        </table:table-row>
      </table:table>
      <text:p text:style-name="P7"/>
      <text:p text:style-name="P7"/>
      <text:p text:style-name="P7"/>
      <text:p text:style-name="P7"/>
      <text:p text:style-name="P8"><text:soft-page-break/>Bones Staff</text:p>
      <text:p text:style-name="P8"/>
      <text:p text:style-name="P9">Sound Director</text:p>
      <text:p text:style-name="P9">Kazuhiro Wakabayashi</text:p>
      <text:p text:style-name="P9"/>
      <text:p text:style-name="P9">Assisstant Sound Director</text:p>
      <text:p text:style-name="P9">Noboru Haraguchi</text:p>
      <text:p text:style-name="P9"/>
      <text:p text:style-name="P10">Sound Production Lead</text:p>
      <text:p text:style-name="P40">Nobue Yoshinaga</text:p>
      <text:p text:style-name="P11"/>
      <text:p text:style-name="P11">Sound Production</text:p>
      <text:p text:style-name="P11">Phonisia</text:p>
      <text:p text:style-name="P11"/>
      <text:p text:style-name="P11">Sound Effects</text:p>
      <text:p text:style-name="P12">Shizuo Kurahashi</text:p>
      <text:p text:style-name="P11"/>
      <text:p text:style-name="P11">Assistant Sound Effects</text:p>
      <text:p text:style-name="P13">Masafumi Watanabe</text:p>
      <text:p text:style-name="P11"/>
      <text:p text:style-name="P11">Sound Effects Production</text:p>
      <text:p text:style-name="P14">SOUND BOX</text:p>
      <text:p text:style-name="P14"/>
      <text:p text:style-name="P14">Audio Recording</text:p>
      <text:p text:style-name="P13">Michihiko Iwana</text:p>
      <text:p text:style-name="P14"/>
      <text:p text:style-name="P14">Assistant Audio Recording</text:p>
      <text:p text:style-name="P13">Fumie Ishikura</text:p>
      <text:p text:style-name="P14"/>
      <text:p text:style-name="P14">Audio Recording Studio</text:p>
      <text:p text:style-name="P14">Tokyo Television Center</text:p>
      <text:p text:style-name="P14"/>
      <text:p text:style-name="P14"/>
      <text:p text:style-name="P14"/>
      <text:p text:style-name="P14">Character Design</text:p>
      <text:p text:style-name="P13">Animation Director</text:p>
      <text:p text:style-name="P15">Yoshiyuki Ito</text:p>
      <text:p text:style-name="P14"/>
      <text:p text:style-name="P14">Concept Design</text:p>
      <text:p text:style-name="P15">Shinji Aramaki</text:p>
      <text:p text:style-name="P14"/>
      <text:p text:style-name="P14">Main Prop Design</text:p>
      <text:p text:style-name="P16">Takeshi Hoshino</text:p>
      <text:p text:style-name="P14"/>
      <text:p text:style-name="P14">Background Art Director</text:p>
      <text:p text:style-name="P16">Norifumi Nakamura</text:p>
      <text:p text:style-name="P14"/>
      <text:p text:style-name="P14">Color Design</text:p>
      <text:p text:style-name="P16"><text:soft-page-break/>Shihoko Nakayama</text:p>
      <text:p text:style-name="P14"/>
      <text:p text:style-name="P14"/>
      <text:p text:style-name="P14"/>
      <text:p text:style-name="P17">Insert Animation</text:p>
      <text:p text:style-name="P17"/>
      <text:p text:style-name="P17">Storyboard Director</text:p>
      <text:p text:style-name="P16"><text:span text:style-name="T21">Hideto</text:span> Komori</text:p>
      <text:p text:style-name="P17"/>
      <text:p text:style-name="P17">Wii-Exclusive Character Design</text:p>
      <text:p text:style-name="P16">Takahiro Komori</text:p>
      <text:p text:style-name="P17"/>
      <text:p text:style-name="P18">Animation Director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2">Takahiro Komori</text:p>
          </table:table-cell>
          <table:table-cell table:style-name="Table6.B1" office:value-type="string">
            <text:p text:style-name="P102">Tatsuo Nagai</text:p>
          </table:table-cell>
        </table:table-row>
      </table:table>
      <text:p text:style-name="P18"/>
      <text:p text:style-name="P18">Assistant Animation Director</text:p>
      <text:p text:style-name="P21">Kazumi Inadome</text:p>
      <text:p text:style-name="P18"/>
      <text:p text:style-name="P18">Animation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3">Kazuto Nakazawa</text:p>
          </table:table-cell>
          <table:table-cell table:style-name="Table7.B1" office:value-type="string">
            <text:p text:style-name="P104">Takashi Hashimoto</text:p>
          </table:table-cell>
        </table:table-row>
        <table:table-row>
          <table:table-cell table:style-name="Table7.A2" office:value-type="string">
            <text:p text:style-name="P103">Satoshi Iwataki</text:p>
          </table:table-cell>
          <table:table-cell table:style-name="Table7.B2" office:value-type="string">
            <text:p text:style-name="P104">Tokuyuki Matsutake</text:p>
          </table:table-cell>
        </table:table-row>
        <table:table-row>
          <table:table-cell table:style-name="Table7.A2" office:value-type="string">
            <text:p text:style-name="P105">Tatsuya Oka</text:p>
          </table:table-cell>
          <table:table-cell table:style-name="Table7.B2" office:value-type="string">
            <text:p text:style-name="P104">Koichi Usami</text:p>
          </table:table-cell>
        </table:table-row>
        <table:table-row>
          <table:table-cell table:style-name="Table7.A2" office:value-type="string">
            <text:p text:style-name="P105">Takahiro Tanaka</text:p>
          </table:table-cell>
          <table:table-cell table:style-name="Table7.B2" office:value-type="string">
            <text:p text:style-name="P106">Jun Shibata</text:p>
          </table:table-cell>
        </table:table-row>
        <table:table-row>
          <table:table-cell table:style-name="Table7.A2" office:value-type="string">
            <text:p text:style-name="P107">Washikita Kyota</text:p>
          </table:table-cell>
          <table:table-cell table:style-name="Table7.B2" office:value-type="string">
            <text:p text:style-name="P106">Takashi Muratani</text:p>
          </table:table-cell>
        </table:table-row>
        <table:table-row>
          <table:table-cell table:style-name="Table7.A2" office:value-type="string">
            <text:p text:style-name="P108">Toshiharu Sugie</text:p>
          </table:table-cell>
          <table:table-cell table:style-name="Table7.B2" office:value-type="string">
            <text:p text:style-name="P106">Hiroyuki Ohkaji</text:p>
          </table:table-cell>
        </table:table-row>
        <table:table-row>
          <table:table-cell table:style-name="Table7.A2" office:value-type="string">
            <text:p text:style-name="P109">Takeshi Ninomiya</text:p>
          </table:table-cell>
          <table:table-cell table:style-name="Table7.B2" office:value-type="string">
            <text:p text:style-name="P106">Takao Hasegawa</text:p>
          </table:table-cell>
        </table:table-row>
        <table:table-row>
          <table:table-cell table:style-name="Table7.A2" office:value-type="string">
            <text:p text:style-name="P109">Motohiko Kurihara</text:p>
          </table:table-cell>
          <table:table-cell table:style-name="Table7.B2" office:value-type="string">
            <text:p text:style-name="P106">Raku Nishikimi</text:p>
          </table:table-cell>
        </table:table-row>
        <table:table-row>
          <table:table-cell table:style-name="Table7.A2" office:value-type="string">
            <text:p text:style-name="P110">Hitomi Takechi</text:p>
          </table:table-cell>
          <table:table-cell table:style-name="Table7.B2" office:value-type="string">
            <text:p text:style-name="P116">Tatsuya Tanaka</text:p>
          </table:table-cell>
        </table:table-row>
        <table:table-row>
          <table:table-cell table:style-name="Table7.A2" office:value-type="string">
            <text:p text:style-name="P111">Shoichi Funaki</text:p>
          </table:table-cell>
          <table:table-cell table:style-name="Table7.B2" office:value-type="string">
            <text:p text:style-name="P116">Yousuke Toyama</text:p>
          </table:table-cell>
        </table:table-row>
        <table:table-row>
          <table:table-cell table:style-name="Table7.A2" office:value-type="string">
            <text:p text:style-name="P104">Norifumi Shiro</text:p>
          </table:table-cell>
          <table:table-cell table:style-name="Table7.B2" office:value-type="string">
            <text:p text:style-name="P116">Tetsuya Wakano</text:p>
          </table:table-cell>
        </table:table-row>
      </table:table>
      <text:p text:style-name="P24">(Lord Death <text:span text:style-name="T15">0:56</text:span>)</text:p>
      <text:p text:style-name="P161"><text:span text:style-name="T17">Yoooo! </text:span><text:span text:style-name="T18">Sid, h</text:span><text:span text:style-name="T17">ow’s it going at the lab♪?</text:span></text:p>
      <text:p text:style-name="P39">Everything back to normal?</text:p>
      <text:p text:style-name="P19">Second <text:span text:style-name="T23">Key </text:span>Anima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7">Shingo Kurakari</text:p>
          </table:table-cell>
          <table:table-cell table:style-name="Table8.B1" office:value-type="string">
            <text:p text:style-name="P118">Kei Ajiki</text:p>
          </table:table-cell>
        </table:table-row>
        <table:table-row>
          <table:table-cell table:style-name="Table8.A2" office:value-type="string">
            <text:p text:style-name="P118">Shinji Itadaki</text:p>
          </table:table-cell>
          <table:table-cell table:style-name="Table8.B2" office:value-type="string">
            <text:p text:style-name="P119">Naoto Abe</text:p>
          </table:table-cell>
        </table:table-row>
        <table:table-row>
          <table:table-cell table:style-name="Table8.B2" table:number-columns-spanned="2" office:value-type="string">
            <text:p text:style-name="P112">LIBERTY</text:p>
          </table:table-cell>
          <table:covered-table-cell/>
        </table:table-row>
        <table:table-row>
          <table:table-cell table:style-name="Table8.B2" table:number-columns-spanned="2" office:value-type="string">
            <text:p text:style-name="P112">FRONTLINE</text:p>
          </table:table-cell>
          <table:covered-table-cell/>
        </table:table-row>
        <table:table-row>
          <table:table-cell table:style-name="Table8.B2" table:number-columns-spanned="2" office:value-type="string">
            <text:p text:style-name="P112">Yuhodo</text:p>
          </table:table-cell>
          <table:covered-table-cell/>
        </table:table-row>
        <table:table-row>
          <table:table-cell table:style-name="Table8.B2" table:number-columns-spanned="2" office:value-type="string">
            <text:p text:style-name="P112">Sakura Create</text:p>
          </table:table-cell>
          <table:covered-table-cell/>
        </table:table-row>
        <table:table-row>
          <table:table-cell table:style-name="Table8.B2" table:number-columns-spanned="2" office:value-type="string">
            <text:p text:style-name="P113">Last House</text:p>
          </table:table-cell>
          <table:covered-table-cell/>
        </table:table-row>
        <text:soft-page-break/>
        <table:table-row>
          <table:table-cell table:style-name="Table8.B2" table:number-columns-spanned="2" office:value-type="string">
            <text:p text:style-name="P120">Kurenaigumi</text:p>
          </table:table-cell>
          <table:covered-table-cell/>
        </table:table-row>
      </table:table>
      <text:p text:style-name="P25">(Sid 1:03)</text:p>
      <text:p text:style-name="P25">Yes. <text:span text:style-name="T20">Repairs are in progress.</text:span></text:p>
      <text:p text:style-name="P2"><text:span text:style-name="T3">In-between </text:span><text:span text:style-name="T4">Check</text:span></text:p>
      <text:p text:style-name="P22">Koichi Iwanaga</text:p>
      <text:p text:style-name="P38">(Spirit 1:06)</text:p>
      <text:p text:style-name="P163"><text:span text:style-name="T9">It's great we're taking </text:span><text:span text:style-name="T10">our time to make sure it’s done right</text:span><text:span text:style-name="T9">.</text:span></text:p>
      <text:p text:style-name="P154"><text:span text:style-name="T49">But it</text:span> means you can't do any of those weird experiments of yours.</text:p>
      <text:p text:style-name="P154"><text:span text:style-name="T49">Isn’t that right</text:span>, Stein?</text:p>
      <text:p text:style-name="P20">In-between Animation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9">Keiko Atake</text:p>
          </table:table-cell>
          <table:table-cell table:style-name="Table9.B1" office:value-type="string">
            <text:p text:style-name="P120">Hiromi Masuko</text:p>
          </table:table-cell>
        </table:table-row>
        <table:table-row>
          <table:table-cell table:style-name="Table9.A2" office:value-type="string">
            <text:p text:style-name="P119">Keiko Oyama</text:p>
          </table:table-cell>
          <table:table-cell table:style-name="Table9.B2" office:value-type="string">
            <text:p text:style-name="P120">Yuu Takahashi</text:p>
          </table:table-cell>
        </table:table-row>
        <table:table-row>
          <table:table-cell table:style-name="Table9.B2" table:number-columns-spanned="2" office:value-type="string">
            <text:p text:style-name="P114">Bones Animation Department</text:p>
          </table:table-cell>
          <table:covered-table-cell/>
        </table:table-row>
        <table:table-row>
          <table:table-cell table:style-name="Table9.B2" table:number-columns-spanned="2" office:value-type="string">
            <text:p text:style-name="P114">Production I.G</text:p>
          </table:table-cell>
          <table:covered-table-cell/>
        </table:table-row>
        <table:table-row>
          <table:table-cell table:style-name="Table9.B2" table:number-columns-spanned="2" office:value-type="string">
            <text:p text:style-name="P114">Anime Torotoro</text:p>
          </table:table-cell>
          <table:covered-table-cell/>
        </table:table-row>
        <table:table-row>
          <table:table-cell table:style-name="Table9.B2" table:number-columns-spanned="2" office:value-type="string">
            <text:p text:style-name="P114">Tatsunoko Production</text:p>
          </table:table-cell>
          <table:covered-table-cell/>
        </table:table-row>
        <table:table-row>
          <table:table-cell table:style-name="Table9.B2" table:number-columns-spanned="2" office:value-type="string">
            <text:p text:style-name="P114">A.P.P.P.</text:p>
          </table:table-cell>
          <table:covered-table-cell/>
        </table:table-row>
        <table:table-row>
          <table:table-cell table:style-name="Table9.B2" table:number-columns-spanned="2" office:value-type="string">
            <text:p text:style-name="P114">Triple A</text:p>
          </table:table-cell>
          <table:covered-table-cell/>
        </table:table-row>
      </table:table>
      <text:p text:style-name="P20"/>
      <text:p text:style-name="P20">Wii-Exclusive Color Design</text:p>
      <text:p text:style-name="P20">Color Coordination – Final Inspection</text:p>
      <text:p text:style-name="P23">Yukari Goto</text:p>
      <text:p text:style-name="P26">(Stein 1:13)</text:p>
      <text:p text:style-name="P88"><text:span text:style-name="T32">Ye</text:span><text:span text:style-name="T33">s.</text:span><text:span text:style-name="T31"> </text:span><text:span text:style-name="T33">A</text:span><text:span text:style-name="T32">fter all, </text:span><text:span text:style-name="T31">those kinds of experiments can honestly be done just about anywhere.</text:span></text:p>
      <text:p text:style-name="P26"/>
      <text:p text:style-name="P20">Assistant Final Inspectio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20">Shihoko Nakayama</text:p>
          </table:table-cell>
          <table:table-cell table:style-name="Table10.B1" office:value-type="string">
            <text:p text:style-name="P121">Kahori Sato</text:p>
          </table:table-cell>
        </table:table-row>
        <table:table-row>
          <table:table-cell table:style-name="Table10.A2" office:value-type="string">
            <text:p text:style-name="P121">Fumiko Tanaka</text:p>
          </table:table-cell>
          <table:table-cell table:style-name="Table10.B2" office:value-type="string">
            <text:p text:style-name="P115"/>
          </table:table-cell>
        </table:table-row>
      </table:table>
      <text:p text:style-name="P20"/>
      <text:p text:style-name="P20">Finishing Touches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114">Production I.G</text:p>
          </table:table-cell>
          <table:covered-table-cell/>
        </table:table-row>
        <table:table-row>
          <table:table-cell table:style-name="Table11.A2" office:value-type="string">
            <text:p text:style-name="P121">Mariko Shimokawa</text:p>
          </table:table-cell>
          <table:table-cell table:style-name="Table11.B2" office:value-type="string">
            <text:p text:style-name="P121">Emiki Ueno</text:p>
          </table:table-cell>
        </table:table-row>
        <table:table-row>
          <table:table-cell table:style-name="Table11.A2" office:value-type="string">
            <text:p text:style-name="P121">Yuri Okada</text:p>
          </table:table-cell>
          <table:table-cell table:style-name="Table11.B2" office:value-type="string">
            <text:p text:style-name="P121">Mika Sugawara</text:p>
          </table:table-cell>
        </table:table-row>
        <table:table-row>
          <table:table-cell table:style-name="Table11.A2" office:value-type="string">
            <text:p text:style-name="P121">Yuuko Fujita</text:p>
          </table:table-cell>
          <table:table-cell table:style-name="Table11.B2" office:value-type="string">
            <text:p text:style-name="P122">Kumiko Sato</text:p>
          </table:table-cell>
        </table:table-row>
        <table:table-row>
          <table:table-cell table:style-name="Table11.A2" office:value-type="string">
            <text:p text:style-name="P122">Yuka Takeda</text:p>
          </table:table-cell>
          <table:table-cell table:style-name="Table11.B2" office:value-type="string">
            <text:p text:style-name="P122">Sachiyo Mutou</text:p>
          </table:table-cell>
        </table:table-row>
        <table:table-row>
          <table:table-cell table:style-name="Table11.A2" office:value-type="string">
            <text:p text:style-name="P122">Sayoko Noda</text:p>
          </table:table-cell>
          <table:table-cell table:style-name="Table11.B2" office:value-type="string">
            <text:p text:style-name="P122">Katsumi Oshima</text:p>
          </table:table-cell>
        </table:table-row>
        <table:table-row>
          <table:table-cell table:style-name="Table11.A2" office:value-type="string">
            <text:p text:style-name="P122">Reika Yoneyama</text:p>
          </table:table-cell>
          <table:table-cell table:style-name="Table11.B2" office:value-type="string">
            <text:p text:style-name="P122">Fujiko Ohmori</text:p>
          </table:table-cell>
        </table:table-row>
        <table:table-row>
          <table:table-cell table:style-name="Table11.A2" office:value-type="string">
            <text:p text:style-name="P122">Mayumi Sato</text:p>
          </table:table-cell>
          <table:table-cell table:style-name="Table11.B2" office:value-type="string">
            <text:p text:style-name="P115"/>
          </table:table-cell>
        </table:table-row>
      </table:table>
      <text:p text:style-name="P155">(Spirit <text:span text:style-name="T50">1:19)</text:span></text:p>
      <text:p text:style-name="P156">Huh?</text:p>
      <text:p text:style-name="P156">Hey!</text:p>
      <text:p text:style-name="P156"><text:soft-page-break/>Y-You did something to me again, didn’t you!?</text:p>
      <text:p text:style-name="P156">Aaaah!</text:p>
      <text:p text:style-name="P27"/>
      <text:p text:style-name="P62">Wish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29"><text:span text:style-name="T29">Yoshiki</text:span> <text:span text:style-name="T29">Ito</text:span></text:p>
          </table:table-cell>
          <table:table-cell table:style-name="Table12.B1" office:value-type="string">
            <text:p text:style-name="P129"><text:span text:style-name="T29">Atsuko</text:span> <text:span text:style-name="T29">Ito</text:span></text:p>
          </table:table-cell>
        </table:table-row>
        <table:table-row>
          <table:table-cell table:style-name="Table12.A2" office:value-type="string">
            <text:p text:style-name="P132">Naoko Sunahara</text:p>
          </table:table-cell>
          <table:table-cell table:style-name="Table12.B2" office:value-type="string">
            <text:p text:style-name="P132">Yoko Chiba</text:p>
          </table:table-cell>
        </table:table-row>
        <table:table-row>
          <table:table-cell table:style-name="Table12.A2" office:value-type="string">
            <text:p text:style-name="P133">Hiromi Mitome</text:p>
          </table:table-cell>
          <table:table-cell table:style-name="Table12.B2" office:value-type="string">
            <text:p text:style-name="P133">Junko Mochizuki</text:p>
          </table:table-cell>
        </table:table-row>
        <table:table-row>
          <table:table-cell table:style-name="Table12.A2" office:value-type="string">
            <text:p text:style-name="P133">Michiko Watanabe</text:p>
          </table:table-cell>
          <table:table-cell table:style-name="Table12.B2" office:value-type="string">
            <text:p text:style-name="P133">Marie Koga</text:p>
          </table:table-cell>
        </table:table-row>
        <table:table-row>
          <table:table-cell table:style-name="Table12.A2" office:value-type="string">
            <text:p text:style-name="P134">Yumi Fujiwara</text:p>
          </table:table-cell>
          <table:table-cell table:style-name="Table12.B2" office:value-type="string">
            <text:p text:style-name="P134">Yuu Takahashi</text:p>
          </table:table-cell>
        </table:table-row>
        <table:table-row>
          <table:table-cell table:style-name="Table12.A2" office:value-type="string">
            <text:p text:style-name="P134">Erika Tanaka</text:p>
          </table:table-cell>
          <table:table-cell table:style-name="Table12.B2" office:value-type="string">
            <text:p text:style-name="P134">Yuri Shiozawa</text:p>
          </table:table-cell>
        </table:table-row>
      </table:table>
      <text:p text:style-name="P156">(Lord Death 1:26)</text:p>
      <text:p text:style-name="P160"><text:span text:style-name="T19">Look at those two</text:span><text:span text:style-name="T19">.</text:span></text:p>
      <text:p text:style-name="P162"><text:span text:style-name="T28">Still the best of friends after all these years</text:span>♪</text:p>
      <text:p text:style-name="P62"/>
      <text:p text:style-name="P62">Studio Elle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35">Suzuka Ono</text:p>
          </table:table-cell>
          <table:table-cell table:style-name="Table13.B1" office:value-type="string">
            <text:p text:style-name="P135">Mika Tanba</text:p>
          </table:table-cell>
        </table:table-row>
        <table:table-row>
          <table:table-cell table:style-name="Table13.A2" office:value-type="string">
            <text:p text:style-name="P135">Risa Mimura</text:p>
          </table:table-cell>
          <table:table-cell table:style-name="Table13.B2" office:value-type="string">
            <text:p text:style-name="P136">Maiko Misaki</text:p>
          </table:table-cell>
        </table:table-row>
        <table:table-row>
          <table:table-cell table:style-name="Table13.A2" office:value-type="string">
            <text:p text:style-name="P136">Shizumi Sakai</text:p>
          </table:table-cell>
          <table:table-cell table:style-name="Table13.B2" office:value-type="string">
            <text:p text:style-name="P136">Michiko Kado</text:p>
          </table:table-cell>
        </table:table-row>
      </table:table>
      <text:p text:style-name="P62"/>
      <text:p text:style-name="P62"/>
      <text:p text:style-name="P62">Studio Fantasia</text:p>
      <text:p text:style-name="P62">Studio Road</text:p>
      <text:p text:style-name="P156">(Sid 1:33)</text:p>
      <text:p text:style-name="P156"/>
      <text:p text:style-name="P62">Art Director/ Production Designer</text:p>
      <text:p text:style-name="P74">Hiroshi Ohno</text:p>
      <text:p text:style-name="P62"/>
      <text:p text:style-name="P62">Studio Fuga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37">Shunsuke Suzuki</text:p>
          </table:table-cell>
          <table:table-cell table:style-name="Table14.B1" office:value-type="string">
            <text:p text:style-name="P137">Emi Kitahara</text:p>
          </table:table-cell>
        </table:table-row>
        <table:table-row>
          <table:table-cell table:style-name="Table14.A2" office:value-type="string">
            <text:p text:style-name="P137">Yuho Akagami</text:p>
          </table:table-cell>
          <table:table-cell table:style-name="Table14.B2" office:value-type="string">
            <text:p text:style-name="P138">Kiyoshi Samejima</text:p>
          </table:table-cell>
        </table:table-row>
        <table:table-row>
          <table:table-cell table:style-name="Table14.A2" office:value-type="string">
            <text:p text:style-name="P138">Tatsuya Sasaki</text:p>
          </table:table-cell>
          <table:table-cell table:style-name="Table14.B2" office:value-type="string">
            <text:p text:style-name="P138">Sanae Terasawa</text:p>
          </table:table-cell>
        </table:table-row>
        <table:table-row>
          <table:table-cell table:style-name="Table14.A2" office:value-type="string">
            <text:p text:style-name="P138">Junko Shimada</text:p>
          </table:table-cell>
          <table:table-cell table:style-name="Table14.B2" office:value-type="string">
            <text:p text:style-name="P138">Taichi Toki</text:p>
          </table:table-cell>
        </table:table-row>
        <table:table-row>
          <table:table-cell table:style-name="Table14.A2" office:value-type="string">
            <text:p text:style-name="P139">Kumiko Ono</text:p>
          </table:table-cell>
          <table:table-cell table:style-name="Table14.B2" office:value-type="string">
            <text:p text:style-name="P123"/>
          </table:table-cell>
        </table:table-row>
      </table:table>
      <text:p text:style-name="P62"/>
      <text:p text:style-name="P62">Background Scan</text:p>
      <text:p text:style-name="P63">Scan Shop, Ltd.</text:p>
      <text:p text:style-name="P75">Hiroaki Sato</text:p>
      <text:p text:style-name="P156">(Lord Death 1:39)</text:p>
      <text:p text:style-name="P63">Special Effects</text:p>
      <text:p text:style-name="P63">Shin Inoie</text:p>
      <text:p text:style-name="P63"/>
      <text:p text:style-name="P63">Director of Photography</text:p>
      <text:p text:style-name="P75">Yohei Mitahara</text:p>
      <text:p text:style-name="P63"><text:soft-page-break/></text:p>
      <text:p text:style-name="P63">Photography</text:p>
      <text:p text:style-name="P63">Bones Photography Department</text:p>
      <text:p text:style-name="P75">Tsuyoshi Kanbayashi</text:p>
      <text:p text:style-name="P75">Hikaru Fukuda</text:p>
      <text:p text:style-name="P76">Hitomi Fukuzawa</text:p>
      <text:p text:style-name="P76">Satomi Ryukaku</text:p>
      <text:p text:style-name="P63"/>
      <text:p text:style-name="P63">3D CGI</text:p>
      <text:p text:style-name="P76">Mayuko Furumoto</text:p>
      <text:p text:style-name="P76">Kota Sasaki</text:p>
      <text:p text:style-name="P76">Akiko Sasaoka</text:p>
      <text:p text:style-name="P63"/>
      <text:p text:style-name="P64">Fonts</text:p>
      <text:p text:style-name="P64">Hakusyu Fonts co. ltd</text:p>
      <text:p text:style-name="P64"/>
      <text:p text:style-name="P65">Editor</text:p>
      <text:p text:style-name="P76">Shigeru Nishiyama</text:p>
      <text:p text:style-name="P65"/>
      <text:p text:style-name="P65">Assistant Editor</text:p>
      <text:p text:style-name="P76">Kentaro Tsubone</text:p>
      <text:p text:style-name="P65"/>
      <text:p text:style-name="P65">Editing Studio</text:p>
      <text:p text:style-name="P65">REAL-T</text:p>
      <text:p text:style-name="P65"/>
      <text:p text:style-name="P65">HD Editor</text:p>
      <text:p text:style-name="P77">Junichi Arai</text:p>
      <text:p text:style-name="P65"/>
      <text:p text:style-name="P65">Assisstant HD Editor</text:p>
      <text:p text:style-name="P77">Shinji Iriyama</text:p>
      <text:p text:style-name="P65"/>
      <text:p text:style-name="P65">HD Editing Studio</text:p>
      <text:p text:style-name="P65">Q-TEC</text:p>
      <text:p text:style-name="P156">(Liz 1:57)</text:p>
      <text:p text:style-name="P156"/>
      <text:p text:style-name="P65">Production Assisstant</text:p>
      <text:p text:style-name="P77">Kazumi Kato</text:p>
      <text:p text:style-name="P157">(Tsubaki 2:02)</text:p>
      <text:p text:style-name="P157"/>
      <text:p text:style-name="P65"/>
      <text:p text:style-name="P65"/>
      <text:p text:style-name="P65"/>
      <text:p text:style-name="P65"/>
      <text:p text:style-name="P65"><text:s/></text:p>
      <text:p text:style-name="P63"/>
      <text:p text:style-name="P66">Cut-in Character</text:p>
      <text:p text:style-name="P66"/>
      <text:p text:style-name="P66">Producer</text:p>
      <text:p text:style-name="P77"><text:soft-page-break/>Takebumi Anzai</text:p>
      <text:p text:style-name="P67"/>
      <text:p text:style-name="P4"><text:span text:style-name="T7">Animation</text:span><text:span text:style-name="T8"> Director</text:span></text:p>
      <text:p text:style-name="P77">Takahiro Komori</text:p>
      <text:p text:style-name="P157">(Patty 2:07)</text:p>
      <text:p text:style-name="P67">Anim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0">Asako Aoki</text:p>
          </table:table-cell>
          <table:table-cell table:style-name="Table15.B1" office:value-type="string">
            <text:p text:style-name="P140">Naoto Abe</text:p>
          </table:table-cell>
        </table:table-row>
        <table:table-row>
          <table:table-cell table:style-name="Table15.A2" office:value-type="string">
            <text:p text:style-name="P140">Wataru Abe</text:p>
          </table:table-cell>
          <table:table-cell table:style-name="Table15.B2" office:value-type="string">
            <text:p text:style-name="P140">Takaaki Izumo</text:p>
          </table:table-cell>
        </table:table-row>
        <table:table-row>
          <table:table-cell table:style-name="Table15.A2" office:value-type="string">
            <text:p text:style-name="P140">Yae Outsuka</text:p>
          </table:table-cell>
          <table:table-cell table:style-name="Table15.B2" office:value-type="string">
            <text:p text:style-name="P141">Tatsuya Oka</text:p>
          </table:table-cell>
        </table:table-row>
        <table:table-row>
          <table:table-cell table:style-name="Table15.A2" office:value-type="string">
            <text:p text:style-name="P141">Hiro Kanzaki</text:p>
          </table:table-cell>
          <table:table-cell table:style-name="Table15.B2" office:value-type="string">
            <text:p text:style-name="P142">Toshihiro Kikuchi</text:p>
          </table:table-cell>
        </table:table-row>
        <table:table-row>
          <table:table-cell table:style-name="Table15.A2" office:value-type="string">
            <text:p text:style-name="P142">Satoru Kiyomaru</text:p>
          </table:table-cell>
          <table:table-cell table:style-name="Table15.B2" office:value-type="string">
            <text:p text:style-name="P142">Shiori Kudo</text:p>
          </table:table-cell>
        </table:table-row>
        <table:table-row>
          <table:table-cell table:style-name="Table15.A2" office:value-type="string">
            <text:p text:style-name="P143">Miyuki Gatou</text:p>
          </table:table-cell>
          <table:table-cell table:style-name="Table15.B2" office:value-type="string">
            <text:p text:style-name="P143">Kaori Komori</text:p>
          </table:table-cell>
        </table:table-row>
        <table:table-row>
          <table:table-cell table:style-name="Table15.A2" office:value-type="string">
            <text:p text:style-name="P143">Hideki Sadai</text:p>
          </table:table-cell>
          <table:table-cell table:style-name="Table15.B2" office:value-type="string">
            <text:p text:style-name="P143">Toshiharu Sugie</text:p>
          </table:table-cell>
        </table:table-row>
        <table:table-row>
          <table:table-cell table:style-name="Table15.A2" office:value-type="string">
            <text:p text:style-name="P143">Keiko Takano</text:p>
          </table:table-cell>
          <table:table-cell table:style-name="Table15.B2" office:value-type="string">
            <text:p text:style-name="P143">Tatsuro Nagai</text:p>
          </table:table-cell>
        </table:table-row>
        <table:table-row>
          <table:table-cell table:style-name="Table15.A2" office:value-type="string">
            <text:p text:style-name="P143">Eri Baba</text:p>
          </table:table-cell>
          <table:table-cell table:style-name="Table15.B2" office:value-type="string">
            <text:p text:style-name="P144">Satomi Higuchi</text:p>
          </table:table-cell>
        </table:table-row>
        <table:table-row table:style-name="Table15.10">
          <table:table-cell table:style-name="Table15.A2" office:value-type="string">
            <text:p text:style-name="P144">Yoshiya Yamamoto</text:p>
          </table:table-cell>
          <table:table-cell table:style-name="Table15.B2" office:value-type="string">
            <text:p text:style-name="P144">Eri Yuzuki</text:p>
          </table:table-cell>
        </table:table-row>
      </table:table>
      <text:p text:style-name="P157">(Black Star 2:11)</text:p>
      <text:p text:style-name="P67"/>
      <text:p text:style-name="P67">Color Coordination/ Final Inspection<text:line-break/><text:span text:style-name="T30">Yukari</text:span> <text:span text:style-name="T30">Goto</text:span></text:p>
      <text:p text:style-name="P157">(Liz 2:15)</text:p>
      <text:p text:style-name="P67">Finishing Touches<text:line-break/>Wish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29"><text:span text:style-name="T29">Yoshiki</text:span> <text:span text:style-name="T29">Ito</text:span></text:p>
          </table:table-cell>
          <table:table-cell table:style-name="Table16.B1" office:value-type="string">
            <text:p text:style-name="P129"><text:span text:style-name="T29">Atsuko</text:span> <text:span text:style-name="T29">Ito</text:span></text:p>
          </table:table-cell>
        </table:table-row>
        <table:table-row>
          <table:table-cell table:style-name="Table16.A2" office:value-type="string">
            <text:p text:style-name="P132">Naoko Sunahara</text:p>
          </table:table-cell>
          <table:table-cell table:style-name="Table16.B2" office:value-type="string">
            <text:p text:style-name="P132">Yoko Chiba</text:p>
          </table:table-cell>
        </table:table-row>
        <table:table-row>
          <table:table-cell table:style-name="Table16.A2" office:value-type="string">
            <text:p text:style-name="P133">Hiromi Mitome</text:p>
          </table:table-cell>
          <table:table-cell table:style-name="Table16.B2" office:value-type="string">
            <text:p text:style-name="P133">Junko Mochizuki</text:p>
          </table:table-cell>
        </table:table-row>
        <table:table-row>
          <table:table-cell table:style-name="Table16.A2" office:value-type="string">
            <text:p text:style-name="P133">Michiko Watanabe</text:p>
          </table:table-cell>
          <table:table-cell table:style-name="Table16.B2" office:value-type="string">
            <text:p text:style-name="P133">Marie Koga</text:p>
          </table:table-cell>
        </table:table-row>
        <table:table-row>
          <table:table-cell table:style-name="Table16.A2" office:value-type="string">
            <text:p text:style-name="P134">Yumi Fujiwara</text:p>
          </table:table-cell>
          <table:table-cell table:style-name="Table16.B2" office:value-type="string">
            <text:p text:style-name="P134">Yuu Takahashi</text:p>
          </table:table-cell>
        </table:table-row>
        <table:table-row>
          <table:table-cell table:style-name="Table16.A2" office:value-type="string">
            <text:p text:style-name="P134">Erika Tanaka</text:p>
          </table:table-cell>
          <table:table-cell table:style-name="Table16.B2" office:value-type="string">
            <text:p text:style-name="P134">Yuri Shiozawa</text:p>
          </table:table-cell>
        </table:table-row>
      </table:table>
      <text:p text:style-name="P152"/>
      <text:p text:style-name="P67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45">Kahori Sato</text:p>
          </table:table-cell>
          <table:table-cell table:style-name="Table17.B1" office:value-type="string">
            <text:p text:style-name="P144">Yukari Goto</text:p>
          </table:table-cell>
        </table:table-row>
      </table:table>
      <text:p text:style-name="P157">(Patty 2:21)</text:p>
      <text:p text:style-name="P28"/>
      <text:p text:style-name="P67">In-between Inspection</text:p>
      <text:p text:style-name="P78">Koichi Iwanagi</text:p>
      <text:p text:style-name="P67"/>
      <text:p text:style-name="P67">In-betweens</text:p>
      <text:p text:style-name="P78">Keiko Oyama</text:p>
      <text:p text:style-name="P157">(Soul 2:25)</text:p>
      <text:p text:style-name="P68">Bones In-between Department</text:p>
      <table:table table:name="Table18" table:style-name="Table18">
        <table:table-column table:style-name="Table18.A"/>
        <table:table-column table:style-name="Table18.B"/>
        <text:soft-page-break/>
        <table:table-row>
          <table:table-cell table:style-name="Table18.A1" office:value-type="string">
            <text:p text:style-name="P146">Mitsuko Kawasaki</text:p>
          </table:table-cell>
          <table:table-cell table:style-name="Table18.B1" office:value-type="string">
            <text:p text:style-name="P146">Iori Nonoshita</text:p>
          </table:table-cell>
        </table:table-row>
        <table:table-row>
          <table:table-cell table:style-name="Table18.A2" office:value-type="string">
            <text:p text:style-name="P147">Keiko Tamaki</text:p>
          </table:table-cell>
          <table:table-cell table:style-name="Table18.B2" office:value-type="string">
            <text:p text:style-name="P149">???? ????</text:p>
          </table:table-cell>
        </table:table-row>
        <table:table-row>
          <table:table-cell table:style-name="Table18.A2" office:value-type="string">
            <text:p text:style-name="P148">Kenta Yokoya</text:p>
          </table:table-cell>
          <table:table-cell table:style-name="Table18.B2" office:value-type="string">
            <text:p text:style-name="P148">Miki Sakaibara</text:p>
          </table:table-cell>
        </table:table-row>
      </table:table>
      <text:p text:style-name="P157">(Maka 2:29)</text:p>
      <text:p text:style-name="P68"/>
      <text:p text:style-name="P69">Artland</text:p>
      <text:p text:style-name="P69">STUDIO MARK</text:p>
      <text:p text:style-name="P69">Takuranke</text:p>
      <text:p text:style-name="P69">Tatsunoko Production</text:p>
      <text:p text:style-name="P69">FRONTLINE</text:p>
      <text:p text:style-name="P69">Mook DLE</text:p>
      <text:p text:style-name="P70">Yuhodo</text:p>
      <text:p text:style-name="P157">(Soul 2:30)</text:p>
      <text:p text:style-name="P70"/>
      <text:p text:style-name="P70">Production Assistant</text:p>
      <text:p text:style-name="P79">Yuri Kumesawa</text:p>
      <text:p text:style-name="P157">(Patty 2:34)</text:p>
      <text:p text:style-name="P70"/>
      <text:p text:style-name="P70"/>
      <text:p text:style-name="P70"/>
      <text:p text:style-name="P70">Animation Producer</text:p>
      <text:p text:style-name="P80">Masahiko Minami</text:p>
      <text:p text:style-name="P80">Yoshihiro Oyabu</text:p>
      <text:p text:style-name="P157">(Tsubaki 2:38)</text:p>
      <text:p text:style-name="P70"/>
      <text:p text:style-name="P71">Setting Producer</text:p>
      <text:p text:style-name="P80">Tomonori Maeda</text:p>
      <text:p text:style-name="P71"/>
      <text:p text:style-name="P71">Literature Producer</text:p>
      <text:p text:style-name="P80">Yoneki Tsumura</text:p>
      <text:p text:style-name="P71"/>
      <text:p text:style-name="P71">Production <text:span text:style-name="T34">Affairs</text:span></text:p>
      <text:p text:style-name="P80">Akiko Nikaido</text:p>
      <text:p text:style-name="P157">(Liz 2:44)</text:p>
      <text:p text:style-name="P71"/>
      <text:p text:style-name="P71">Animation Production</text:p>
      <text:p text:style-name="P71">Bones</text:p>
      <text:p text:style-name="P71"/>
      <text:p text:style-name="P71"/>
      <text:p text:style-name="P71"/>
      <text:p text:style-name="P71">Supervisor</text:p>
      <text:p text:style-name="P81">Takuya Igarashi</text:p>
      <text:p text:style-name="P157">(Maka 2:48)</text:p>
      <text:p text:style-name="P71"/>
      <text:p text:style-name="P71"/>
      <text:p text:style-name="P71"/>
      <text:p text:style-name="P71">GAME STAFF</text:p>
      <text:p text:style-name="P157"><text:soft-page-break/>(Kid 2:51)</text:p>
      <text:p text:style-name="P71">VERMILION</text:p>
      <text:p text:style-name="P71"/>
      <text:p text:style-name="P71">Product Manager</text:p>
      <text:p text:style-name="P82">Kazuhiro Akuhira</text:p>
      <text:p text:style-name="P81">Masao Izumi</text:p>
      <text:p text:style-name="P71"/>
      <text:p text:style-name="P71"/>
      <text:p text:style-name="P71">STUDIO ZAN</text:p>
      <text:p text:style-name="P71"/>
      <text:p text:style-name="P71">Technical Director</text:p>
      <text:p text:style-name="P83">Akira Sunaga</text:p>
      <text:p text:style-name="P157">(Liz 2:56)</text:p>
      <text:p text:style-name="P71"/>
      <text:p text:style-name="P71">XAX ENTERTAINMENT INC.</text:p>
      <text:p text:style-name="P71"/>
      <text:p text:style-name="P71">Game Director</text:p>
      <text:p text:style-name="P71"><text:span text:style-name="T35">Atsushi</text:span> <text:span text:style-name="T35">Ota</text:span></text:p>
      <text:p text:style-name="P71"/>
      <text:p text:style-name="P71">Planning</text:p>
      <text:p text:style-name="P83">Yasuhiro Wakai</text:p>
      <text:p text:style-name="P84">Akira Fujii</text:p>
      <text:p text:style-name="P71"><text:s/><text:span text:style-name="T36">Daisuke Fujisawa</text:span></text:p>
      <text:p text:style-name="P71"><text:span text:style-name="T36">Yuya</text:span> <text:span text:style-name="T36">Sato</text:span></text:p>
      <text:p text:style-name="P157">(Kid 3:03)</text:p>
      <text:p text:style-name="P71">Scenario</text:p>
      <text:p text:style-name="P71"><text:s/><text:span text:style-name="T36">Katsuya Yamaji</text:span></text:p>
      <text:p text:style-name="P71"><text:span text:style-name="T36">Atsushi</text:span> <text:span text:style-name="T36">Ota</text:span></text:p>
      <text:p text:style-name="P71"/>
      <text:p text:style-name="P71">Lead Programmer</text:p>
      <text:p text:style-name="P71"><text:s/><text:span text:style-name="T36">Hiromi Shiotani</text:span></text:p>
      <text:p text:style-name="P71"/>
      <text:p text:style-name="P71">Programming</text:p>
      <text:p text:style-name="P71"><text:span text:style-name="T37">Akashi</text:span> <text:span text:style-name="T37">Kitanohara</text:span></text:p>
      <text:p text:style-name="P71"><text:s/><text:span text:style-name="T37">Akira Matsumoto</text:span></text:p>
      <text:p text:style-name="P71"><text:s/><text:span text:style-name="T37">Yasuyuki Nakayabu</text:span></text:p>
      <text:p text:style-name="P71"><text:s/><text:span text:style-name="T37">Atsu Takasugi</text:span></text:p>
      <text:p text:style-name="P71"/>
      <text:p text:style-name="P71">Script</text:p>
      <text:p text:style-name="P71"><text:s/><text:span text:style-name="T37">Kenichi Horita</text:span></text:p>
      <text:p text:style-name="P71"><text:span text:style-name="T38">Tadahiko</text:span> <text:span text:style-name="T38">Nakamura</text:span></text:p>
      <text:p text:style-name="P157">(Maka 3:11)</text:p>
      <text:p text:style-name="P71">Character Modeling</text:p>
      <text:p text:style-name="P71"><text:s/><text:span text:style-name="T38">Yoshitaka Uchita</text:span></text:p>
      <text:p text:style-name="P71"><text:s/><text:span text:style-name="T38">Shuhei Akahane</text:span></text:p>
      <text:p text:style-name="P71"><text:span text:style-name="T31"><text:s/>???? ???? </text:span>(VERMILION)</text:p>
      <text:p text:style-name="P71"><text:span text:style-name="T31"><text:s/>???? ???? </text:span>(VERMILION)</text:p>
      <text:p text:style-name="P157">(Liz 3:13)</text:p>
      <text:p text:style-name="P72"><text:soft-page-break/>Character Animation</text:p>
      <text:p text:style-name="P72"><text:span text:style-name="T39">Yukiko</text:span> <text:span text:style-name="T38">Kurinohara</text:span></text:p>
      <text:p text:style-name="P72"><text:span text:style-name="T39">Shigemi</text:span> <text:span text:style-name="T39">Katsuragi</text:span></text:p>
      <text:p text:style-name="P72"><text:span text:style-name="T39">Kaori</text:span> <text:span text:style-name="T39">Shimada</text:span></text:p>
      <text:p text:style-name="P72"><text:s/><text:span text:style-name="T39">Ken Tsumozuki</text:span></text:p>
      <text:p text:style-name="P157">(Patty 3:14)</text:p>
      <text:p text:style-name="P72">Map Design</text:p>
      <text:p text:style-name="P72"><text:s/><text:span text:style-name="T39">Satoshi Yamaguchi</text:span></text:p>
      <text:p text:style-name="P72"><text:span text:style-name="T39">Ayu</text:span> <text:span text:style-name="T39">Kawamoto</text:span></text:p>
      <text:p text:style-name="P72"><text:span text:style-name="T40">Shuhei</text:span> <text:span text:style-name="T40">Akahane</text:span></text:p>
      <text:p text:style-name="P72"><text:s/><text:span text:style-name="T40">Rairai Ei </text:span>(VERMILION)</text:p>
      <text:p text:style-name="P72"><text:span text:style-name="T40">Kono</text:span> <text:span text:style-name="T40">So</text:span> (VERMILION)</text:p>
      <text:p text:style-name="P157">(Black Star 3:19)</text:p>
      <text:p text:style-name="P72">Effects</text:p>
      <text:p text:style-name="P72"><text:s/><text:span text:style-name="T40">Ryouta Kurosawa</text:span></text:p>
      <text:p text:style-name="P157">(Tsubaki 3:22)</text:p>
      <text:p text:style-name="P72">Screen Design</text:p>
      <text:p text:style-name="P72"><text:span text:style-name="T41">Naomi</text:span> <text:span text:style-name="T41">Meguro</text:span></text:p>
      <text:p text:style-name="P72"/>
      <text:p text:style-name="P72">2D Art and Image Board</text:p>
      <text:p text:style-name="P72"><text:span text:style-name="T41">Hiroshi</text:span> <text:span text:style-name="T41">Uesawa</text:span></text:p>
      <text:p text:style-name="P85">Ryouta Kurosawa</text:p>
      <text:p text:style-name="P72"><text:s/><text:span text:style-name="T41">Kyoko Yamada</text:span></text:p>
      <text:p text:style-name="P72"><text:span text:style-name="T41">Yuichi</text:span> <text:span text:style-name="T42">Hasegawa</text:span></text:p>
      <text:p text:style-name="P72"/>
      <text:p text:style-name="P72">Sound</text:p>
      <text:p text:style-name="P72"/>
      <text:p text:style-name="P72">BGM Production</text:p>
      <text:p text:style-name="P72"><text:span text:style-name="T42">Hisashi</text:span> <text:span text:style-name="T42">Kawamoto</text:span> (VERMILION)</text:p>
      <text:p text:style-name="P158">(Black Star 3:30)</text:p>
      <text:p text:style-name="P72">SE Production</text:p>
      <text:p text:style-name="P72"><text:span text:style-name="T42">Hirotoshi</text:span> <text:span text:style-name="T42">Iue</text:span> (VERMILION)</text:p>
      <text:p text:style-name="P72"><text:span text:style-name="T43">Toshiaki</text:span> <text:span text:style-name="T43">Marukosu</text:span> (VERMILION)</text:p>
      <text:p text:style-name="P72"/>
      <text:p text:style-name="P72"/>
      <text:p text:style-name="P72"/>
      <text:p text:style-name="P72"/>
      <text:p text:style-name="P158">(Tsubaki 3:35)</text:p>
      <text:p text:style-name="P72">T.M.Revolution</text:p>
      <text:p text:style-name="P72">“soul’s crossing”</text:p>
      <text:p text:style-name="P72">lyrics: Akio Inoue <text:s/>music and arrangement: Daisuke Asakura</text:p>
      <text:p text:style-name="P72"/>
      <text:p text:style-name="P72">T.M.Revolution is produced and performed entirely by Takanori Nishikawa</text:p>
      <text:p text:style-name="P72"/>
      <text:p text:style-name="P72">Mixing and Track Making by Daisuke Asakura at Einstein</text:p>
      <text:p text:style-name="P72">Recorded by Masatake Ohsato at ABS RECORDING</text:p>
      <text:p text:style-name="P158">(Soul 3:39)</text:p>
      <text:p text:style-name="P72">Epic Records Japan Inc.</text:p>
      <text:p text:style-name="P72"><text:soft-page-break/></text:p>
      <text:p text:style-name="P72">Sony Music Entertainment (Japan) Inc.</text:p>
      <text:p text:style-name="P86">Keichi Tomura</text:p>
      <text:p text:style-name="P72"/>
      <text:p text:style-name="P72"/>
      <text:p text:style-name="P72"/>
      <text:p text:style-name="P72"/>
      <text:p text:style-name="P158">(Black Star 3:43)</text:p>
      <text:p text:style-name="P72">SQUARE ENIX STAFF</text:p>
      <text:p text:style-name="P72"/>
      <text:p text:style-name="P73">Original Work</text:p>
      <text:p text:style-name="P73">Atsushi Okubo</text:p>
      <text:p text:style-name="P73">(Monthly Shonen Gangan Publication)</text:p>
      <text:p text:style-name="P73"/>
      <text:p text:style-name="P73">Production</text:p>
      <text:p text:style-name="P73"/>
      <text:p text:style-name="P73">Producer</text:p>
      <text:p text:style-name="P73"><text:span text:style-name="T43">Yoshinori</text:span> Yamagishi</text:p>
      <text:p text:style-name="P73"/>
      <text:p text:style-name="P73">Assistant Producer</text:p>
      <text:p text:style-name="P150">Aki Kuniki</text:p>
      <text:p text:style-name="P158">(Patty 3:50)</text:p>
      <text:p text:style-name="P73">Project Manager</text:p>
      <text:p text:style-name="P73"><text:span text:style-name="T43">Mitsuko</text:span> <text:span text:style-name="T43">Toyama</text:span></text:p>
      <text:p text:style-name="P73"/>
      <text:p text:style-name="P73">Management Cooperation</text:p>
      <text:p text:style-name="P73"><text:span text:style-name="T44">Chikashi</text:span> <text:span text:style-name="T44">Fujimoto</text:span></text:p>
      <text:p text:style-name="P73"><text:span text:style-name="T44">Chie</text:span> <text:span text:style-name="T44">Susuki</text:span></text:p>
      <text:p text:style-name="P158">(Black Star 3:56)</text:p>
      <text:p text:style-name="P73"/>
      <text:p text:style-name="P73"/>
      <text:p text:style-name="P73"/>
      <text:p text:style-name="P73"/>
      <text:p text:style-name="P73"/>
      <text:p text:style-name="P47">Quality Assurance</text:p>
      <text:p text:style-name="P41"/>
      <text:p text:style-name="P41">General Manager</text:p>
      <text:p text:style-name="P47">Koji Yamashita</text:p>
      <text:p text:style-name="P159">(Liz 3:59)</text:p>
      <text:p text:style-name="P41">Senior QA Manager</text:p>
      <text:p text:style-name="P47">Yukihiro Shibutani</text:p>
      <text:p text:style-name="P41"/>
      <text:p text:style-name="P41">QA Manager</text:p>
      <text:p text:style-name="P47">Hideyuki Kato</text:p>
      <text:p text:style-name="P41"/>
      <text:p text:style-name="P41">QA Coordinator</text:p>
      <text:p text:style-name="P47">Kenichiro Takahashi</text:p>
      <text:p text:style-name="P41"/>
      <text:p text:style-name="P47"><text:soft-page-break/>QA Assistant Coordinator</text:p>
      <text:p text:style-name="P48">Akatsuki Hasegawa</text:p>
      <text:p text:style-name="P41"/>
      <text:p text:style-name="P41">QA Technical Engineer</text:p>
      <text:p text:style-name="P48">Kazuya Okamoto</text:p>
      <text:p text:style-name="P159">(Kid 4:06)</text:p>
      <text:p text:style-name="P41">QA Technical Assistant</text:p>
      <text:p text:style-name="P48">Noboru Taniguchi</text:p>
      <text:p text:style-name="P41"/>
      <text:p text:style-name="P41">Senior QA Tester</text:p>
      <text:p text:style-name="P49">Hajime Saito</text:p>
      <text:p text:style-name="P159">(Tsubaki 4:11)</text:p>
      <text:p text:style-name="P41">QA Tester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4">Yukiyoshi Arai</text:p>
          </table:table-cell>
          <table:table-cell table:style-name="Table5.B1" office:value-type="string">
            <text:p text:style-name="P126">Tadanori Inazawa</text:p>
          </table:table-cell>
        </table:table-row>
        <table:table-row>
          <table:table-cell table:style-name="Table5.A2" office:value-type="string">
            <text:p text:style-name="P124">Yuki Kobayashi</text:p>
          </table:table-cell>
          <table:table-cell table:style-name="Table5.B2" office:value-type="string">
            <text:p text:style-name="P126">Yuta Nishimura</text:p>
          </table:table-cell>
        </table:table-row>
        <table:table-row>
          <table:table-cell table:style-name="Table5.A2" office:value-type="string">
            <text:p text:style-name="P124">Komei Hagiwara</text:p>
          </table:table-cell>
          <table:table-cell table:style-name="Table5.B2" office:value-type="string">
            <text:p text:style-name="P127">Ramu Baba</text:p>
          </table:table-cell>
        </table:table-row>
        <table:table-row>
          <table:table-cell table:style-name="Table5.A2" office:value-type="string">
            <text:p text:style-name="P125">Kotomi Shizuka</text:p>
          </table:table-cell>
          <table:table-cell table:style-name="Table5.B2" office:value-type="string">
            <text:p text:style-name="P127">Shinya Okamoto</text:p>
          </table:table-cell>
        </table:table-row>
        <table:table-row>
          <table:table-cell table:style-name="Table5.A2" office:value-type="string">
            <text:p text:style-name="P125">Koji Kotani</text:p>
          </table:table-cell>
          <table:table-cell table:style-name="Table5.B2" office:value-type="string">
            <text:p text:style-name="P127">Moe Fujiki</text:p>
          </table:table-cell>
        </table:table-row>
        <table:table-row>
          <table:table-cell table:style-name="Table5.A2" office:value-type="string">
            <text:p text:style-name="P125">Yuko Morita</text:p>
          </table:table-cell>
          <table:table-cell table:style-name="Table5.B2" office:value-type="string">
            <text:p text:style-name="P127">Yuta Shiha</text:p>
          </table:table-cell>
        </table:table-row>
        <table:table-row>
          <table:table-cell table:style-name="Table5.A2" office:value-type="string">
            <text:p text:style-name="P125">Yuki Suetomi</text:p>
          </table:table-cell>
          <table:table-cell table:style-name="Table5.B2" office:value-type="string">
            <text:p text:style-name="P128">Jun Noguchi</text:p>
          </table:table-cell>
        </table:table-row>
        <table:table-row>
          <table:table-cell table:style-name="Table5.A2" office:value-type="string">
            <text:p text:style-name="P125">Yasuyuki Murakami</text:p>
          </table:table-cell>
          <table:table-cell table:style-name="Table5.B2" office:value-type="string">
            <text:p text:style-name="P128">Hiroe Murayama</text:p>
          </table:table-cell>
        </table:table-row>
        <table:table-row>
          <table:table-cell table:style-name="Table5.A2" office:value-type="string">
            <text:p text:style-name="P126">Yuko Yamaguchi</text:p>
          </table:table-cell>
          <table:table-cell table:style-name="Table5.B2" office:value-type="string">
            <text:p text:style-name="P128">Mari Yamazaki</text:p>
          </table:table-cell>
        </table:table-row>
        <table:table-row>
          <table:table-cell table:style-name="Table5.A2" office:value-type="string">
            <text:p text:style-name="P126">Daisuke Higuchi</text:p>
          </table:table-cell>
          <table:table-cell table:style-name="Table5.B2" office:value-type="string">
            <text:p text:style-name="P128">Mayumi Hosokawa</text:p>
          </table:table-cell>
        </table:table-row>
        <table:table-row>
          <table:table-cell table:style-name="Table5.A2" office:value-type="string">
            <text:p text:style-name="P126">Ringo Wachi</text:p>
          </table:table-cell>
          <table:table-cell table:style-name="Table5.B2" office:value-type="string">
            <text:p text:style-name="P123"/>
          </table:table-cell>
        </table:table-row>
      </table:table>
      <text:p text:style-name="P29">(Maka 4:16)</text:p>
      <text:p text:style-name="P30">Ah! That means there will be a test soon!</text:p>
      <text:p text:style-name="P41">…and All QA Staff</text:p>
      <text:p text:style-name="P41"/>
      <text:p text:style-name="P41"/>
      <text:p text:style-name="P41"/>
      <text:p text:style-name="P41">Gangan Comics Editorial Department</text:p>
      <text:p text:style-name="P41"/>
      <text:p text:style-name="P41">Editor-in-Chief</text:p>
      <text:p text:style-name="P45">Takeshi Matsuzaki</text:p>
      <text:p text:style-name="P30">(Tsubaki 4:20)</text:p>
      <text:p text:style-name="P30">Yeah. I totally forgot about it.</text:p>
      <text:p text:style-name="P42">Lead Editor</text:p>
      <text:p text:style-name="P45">Noriaki Yumura</text:p>
      <text:p text:style-name="P42"/>
      <text:p text:style-name="P46">Takeshi Kashio</text:p>
      <text:p text:style-name="P31">(Maka 4:23)</text:p>
      <text:p text:style-name="P33">I couldn’t study properly because of all the running around.</text:p>
      <text:p text:style-name="P33">What am I gonna do?</text:p>
      <text:p text:style-name="P31"/>
      <text:p text:style-name="P3"><text:soft-page-break/><text:span text:style-name="T5">Crossmedia Operations D</text:span><text:span text:style-name="T6">epartment</text:span></text:p>
      <text:p text:style-name="P42"/>
      <text:p text:style-name="P46">Nobuyuki Kurashige</text:p>
      <text:p text:style-name="P42"/>
      <text:p text:style-name="P3"><text:span text:style-name="T5">Property Rights Management D</text:span><text:span text:style-name="T6">epartment</text:span></text:p>
      <text:p text:style-name="P42"/>
      <text:p text:style-name="P46">Sadashi Anan</text:p>
      <text:p text:style-name="P43"/>
      <text:p text:style-name="P43">General Publishing Department</text:p>
      <text:p text:style-name="P43"/>
      <text:p text:style-name="P46">Kenichi Abe</text:p>
      <text:p text:style-name="P43"/>
      <text:p text:style-name="P44">Publishing Sales Department</text:p>
      <text:p text:style-name="P32">(Kid 4:29)</text:p>
      <text:p text:style-name="P33">Things are looking a little grim.</text:p>
      <text:p text:style-name="P33">I don’t think my normal studying will be enough.</text:p>
      <text:p text:style-name="P46">Aki Nanba</text:p>
      <text:p text:style-name="P46"/>
      <text:p text:style-name="P43"/>
      <text:p text:style-name="P43"/>
      <text:p text:style-name="P44">Rating Section</text:p>
      <text:p text:style-name="P32">(Soul 4:32)</text:p>
      <text:p text:style-name="P34">Huh!</text:p>
      <text:p text:style-name="P35">See, Maka, even the reaper’s no different!</text:p>
      <text:p text:style-name="P35">Looks like we’re all screwed this time.</text:p>
      <text:p text:style-name="P49">Rating Section Manager</text:p>
      <text:p text:style-name="P50">Masatsugu Hiramatsu</text:p>
      <text:p text:style-name="P49"/>
      <text:p text:style-name="P49"/>
      <text:p text:style-name="P49">Rating Advisor</text:p>
      <text:p text:style-name="P51">Sueko Okai</text:p>
      <text:p text:style-name="P51">Aya Terada</text:p>
      <text:p text:style-name="P51"><text:span text:style-name="T24">Reiko</text:span> Kondo</text:p>
      <text:p text:style-name="P49"/>
      <text:p text:style-name="P49"/>
      <text:p text:style-name="P49">Community and Service</text:p>
      <text:p text:style-name="P159">(Maka 4:41)</text:p>
      <text:p text:style-name="P49">Manager</text:p>
      <text:p text:style-name="P52">Toshio Murouchi</text:p>
      <text:p text:style-name="P49"/>
      <text:p text:style-name="P49">Customer Service Manager</text:p>
      <text:p text:style-name="P52">Seisaku Takabayashi</text:p>
      <text:p text:style-name="P49"/>
      <text:p text:style-name="P49">Information Center Manager</text:p>
      <text:p text:style-name="P52">Ryuji Kudo</text:p>
      <text:p text:style-name="P159">(Soul 4:45)</text:p>
      <text:p text:style-name="P49">Back-end Support Staff</text:p>
      <text:p text:style-name="P52">Kazuhito Tabuchi</text:p>
      <text:p text:style-name="P53"><text:soft-page-break/>Takefumi Kato</text:p>
      <text:p text:style-name="P53">Tatsuhiko Nozaki</text:p>
      <text:p text:style-name="P54">Atsumi Suda</text:p>
      <text:p text:style-name="P54">Natsuyo Takada</text:p>
      <text:p text:style-name="P49"/>
      <text:p text:style-name="P49">...and All Support Staff</text:p>
      <text:p text:style-name="P159">(Black Star 4:49)</text:p>
      <text:p text:style-name="P49"/>
      <text:p text:style-name="P60">Promotion</text:p>
      <text:p text:style-name="P60"/>
      <text:p text:style-name="P61">Director of Advertisement</text:p>
      <text:p text:style-name="P61"><text:span text:style-name="T45">Koji</text:span> <text:span text:style-name="T45">Taguchi</text:span></text:p>
      <text:p text:style-name="P61"/>
      <text:p text:style-name="P61">Advertisment Producer</text:p>
      <text:p text:style-name="P61"><text:span text:style-name="T45">Shuichi</text:span> <text:span text:style-name="T45">Kobayashi</text:span></text:p>
      <text:p text:style-name="P159">(Soul 4:52)</text:p>
      <text:p text:style-name="P153">Chief of Advertisement</text:p>
      <text:p text:style-name="P153"><text:span text:style-name="T45">Yukie Iwase</text:span></text:p>
      <text:p text:style-name="P159">(Black Star 4:54)</text:p>
      <text:p text:style-name="P61">Advertisement Staff</text:p>
      <text:p text:style-name="P61"><text:span text:style-name="T46">Kumi</text:span> <text:span text:style-name="T46">Sudo</text:span></text:p>
      <text:p text:style-name="P61"><text:span text:style-name="T46">Miho</text:span> <text:span text:style-name="T46">Ohata</text:span></text:p>
      <text:p text:style-name="P159">(Tsubaki 4:57)</text:p>
      <text:p text:style-name="P61"><text:span text:style-name="T46">Toshiyuki</text:span> <text:span text:style-name="T46">Inoue</text:span></text:p>
      <text:p text:style-name="P61"><text:span text:style-name="T46">Kumiko</text:span> <text:span text:style-name="T46">Ishida</text:span></text:p>
      <text:p text:style-name="P61"><text:span text:style-name="T46">Hideki</text:span> <text:span text:style-name="T46">Yamamoto</text:span></text:p>
      <text:p text:style-name="P61"><text:span text:style-name="T46">Munehiro</text:span> <text:span text:style-name="T46">Osawa</text:span></text:p>
      <text:p text:style-name="P61"><text:span text:style-name="T47">Yuko</text:span> <text:span text:style-name="T47">Kono</text:span></text:p>
      <text:p text:style-name="P159">(Black Star 5:01)</text:p>
      <text:p text:style-name="P61"><text:span text:style-name="T47">Ayako</text:span> <text:span text:style-name="T47">Kawamoto</text:span></text:p>
      <text:p text:style-name="P61"><text:span text:style-name="T47">Emiko</text:span> <text:span text:style-name="T47">Sato</text:span></text:p>
      <text:p text:style-name="P159">(Soul 5:01)</text:p>
      <text:p text:style-name="P61">Artwork</text:p>
      <text:p text:style-name="P61"><text:span text:style-name="T47">Takashi</text:span> <text:span text:style-name="T47">Kamimura</text:span></text:p>
      <text:p text:style-name="P61"><text:span text:style-name="T47">Naoki</text:span> <text:span text:style-name="T47">Oishi</text:span></text:p>
      <text:p text:style-name="P159">(Maka 5:04)</text:p>
      <text:p text:style-name="P61">Web Coordinator</text:p>
      <text:p text:style-name="P61"><text:span text:style-name="T47">Chiaki</text:span> <text:span text:style-name="T47">Yamauchi</text:span></text:p>
      <text:p text:style-name="P61"/>
      <text:p text:style-name="P61"/>
      <text:p text:style-name="P61"/>
      <text:p text:style-name="P61">Sales and Marketing</text:p>
      <text:p text:style-name="P159">(Soul 5:08)</text:p>
      <text:p text:style-name="P61">Director of Sales</text:p>
      <text:p text:style-name="P61"><text:span text:style-name="T48">Shinji</text:span> <text:span text:style-name="T47">Hashimoto</text:span></text:p>
      <text:p text:style-name="P61"/>
      <text:p text:style-name="P61">General Manager</text:p>
      <text:p text:style-name="P61"><text:span text:style-name="T48">Tomoyoshi</text:span> <text:span text:style-name="T48">Osaki</text:span></text:p>
      <text:p text:style-name="P159"><text:soft-page-break/>(Kid 5:10)</text:p>
      <text:p text:style-name="P61">Se<text:span text:style-name="T48">n</text:span>ior Manager</text:p>
      <text:p text:style-name="P61"><text:span text:style-name="T48">Satoshi</text:span> <text:span text:style-name="T48">Kashiwazaki</text:span></text:p>
      <text:p text:style-name="P61"/>
      <text:p text:style-name="P61">Manager</text:p>
      <text:p text:style-name="P61"><text:span text:style-name="T48">Tsutomu</text:span> <text:span text:style-name="T48">Yamada</text:span></text:p>
      <text:p text:style-name="P61"><text:span text:style-name="T48">Koji</text:span> <text:span text:style-name="T48">Takada</text:span></text:p>
      <text:p text:style-name="P61"><text:span text:style-name="T48">Makoto</text:span> <text:span text:style-name="T48">Tsuda</text:span></text:p>
      <text:p text:style-name="P159">(Liz 5:20)</text:p>
      <text:p text:style-name="P61">Sales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30">asdf asdf</text:p>
          </table:table-cell>
          <table:table-cell table:style-name="Table19.B1" office:value-type="string">
            <text:p text:style-name="P130">asdf asdf</text:p>
          </table:table-cell>
        </table:table-row>
        <table:table-row>
          <table:table-cell table:style-name="Table19.A2" office:value-type="string">
            <text:p text:style-name="P130">asdf asdf</text:p>
          </table:table-cell>
          <table:table-cell table:style-name="Table19.B2" office:value-type="string">
            <text:p text:style-name="P130">asdf asdf</text:p>
          </table:table-cell>
        </table:table-row>
        <table:table-row>
          <table:table-cell table:style-name="Table19.A2" office:value-type="string">
            <text:p text:style-name="P130">asdf asdf</text:p>
          </table:table-cell>
          <table:table-cell table:style-name="Table19.B2" office:value-type="string">
            <text:p text:style-name="P130">asdf asdf</text:p>
          </table:table-cell>
        </table:table-row>
        <table:table-row>
          <table:table-cell table:style-name="Table19.A2" office:value-type="string">
            <text:p text:style-name="P130">asdf asdf</text:p>
          </table:table-cell>
          <table:table-cell table:style-name="Table19.B2" office:value-type="string">
            <text:p text:style-name="P130">asdf asdf</text:p>
          </table:table-cell>
        </table:table-row>
        <table:table-row>
          <table:table-cell table:style-name="Table19.A2" office:value-type="string">
            <text:p text:style-name="P130">asdf asdf</text:p>
          </table:table-cell>
          <table:table-cell table:style-name="Table19.B2" office:value-type="string">
            <text:p text:style-name="P130">asdf asdf</text:p>
          </table:table-cell>
        </table:table-row>
        <table:table-row>
          <table:table-cell table:style-name="Table19.A2" office:value-type="string">
            <text:p text:style-name="P130">asdf asdf</text:p>
          </table:table-cell>
          <table:table-cell table:style-name="Table19.B2" office:value-type="string">
            <text:p text:style-name="P130">asdf asdf</text:p>
          </table:table-cell>
        </table:table-row>
        <table:table-row>
          <table:table-cell table:style-name="Table19.A2" office:value-type="string">
            <text:p text:style-name="P130">asdf asdf</text:p>
          </table:table-cell>
          <table:table-cell table:style-name="Table19.B2" office:value-type="string">
            <text:p text:style-name="P130">asdf asdf</text:p>
          </table:table-cell>
        </table:table-row>
        <table:table-row>
          <table:table-cell table:style-name="Table19.A2" office:value-type="string">
            <text:p text:style-name="P130">asdf asdf</text:p>
          </table:table-cell>
          <table:table-cell table:style-name="Table19.B2" office:value-type="string">
            <text:p text:style-name="P130">asdf asdf</text:p>
          </table:table-cell>
        </table:table-row>
        <table:table-row>
          <table:table-cell table:style-name="Table19.A2" office:value-type="string">
            <text:p text:style-name="P130">asdf asdf</text:p>
          </table:table-cell>
          <table:table-cell table:style-name="Table19.B2" office:value-type="string">
            <text:p text:style-name="P130">asdf asdf</text:p>
          </table:table-cell>
        </table:table-row>
        <table:table-row>
          <table:table-cell table:style-name="Table19.A2" office:value-type="string">
            <text:p text:style-name="P130">asdf asdf</text:p>
          </table:table-cell>
          <table:table-cell table:style-name="Table19.B2" office:value-type="string">
            <text:p text:style-name="P130">asdf asdf</text:p>
          </table:table-cell>
        </table:table-row>
        <table:table-row>
          <table:table-cell table:style-name="Table19.A2" office:value-type="string">
            <text:p text:style-name="P130">asdf asdf</text:p>
          </table:table-cell>
          <table:table-cell table:style-name="Table19.B2" office:value-type="string">
            <text:p text:style-name="P130">asdf asdf</text:p>
          </table:table-cell>
        </table:table-row>
        <table:table-row>
          <table:table-cell table:style-name="Table19.A2" office:value-type="string">
            <text:p text:style-name="P130">asdf asdf</text:p>
          </table:table-cell>
          <table:table-cell table:style-name="Table19.B2" office:value-type="string">
            <text:p text:style-name="P123"/>
          </table:table-cell>
        </table:table-row>
      </table:table>
      <text:p text:style-name="P159">(Patty 5:23)</text:p>
      <text:p text:style-name="P61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31">asdf asdf</text:p>
          </table:table-cell>
          <table:table-cell table:style-name="Table20.B1" office:value-type="string">
            <text:p text:style-name="P131">asdf asdf</text:p>
          </table:table-cell>
        </table:table-row>
        <table:table-row>
          <table:table-cell table:style-name="Table20.A2" office:value-type="string">
            <text:p text:style-name="P131">asdf asdf</text:p>
          </table:table-cell>
          <table:table-cell table:style-name="Table20.B2" office:value-type="string">
            <text:p text:style-name="P131">asdf asdf</text:p>
          </table:table-cell>
        </table:table-row>
        <table:table-row>
          <table:table-cell table:style-name="Table20.A2" office:value-type="string">
            <text:p text:style-name="P131">asdf asdf</text:p>
          </table:table-cell>
          <table:table-cell table:style-name="Table20.B2" office:value-type="string">
            <text:p text:style-name="P131">asdf asdf</text:p>
          </table:table-cell>
        </table:table-row>
        <table:table-row>
          <table:table-cell table:style-name="Table20.A2" office:value-type="string">
            <text:p text:style-name="P131">asdf asdf</text:p>
          </table:table-cell>
          <table:table-cell table:style-name="Table20.B2" office:value-type="string">
            <text:p text:style-name="P131">asdf asdf</text:p>
          </table:table-cell>
        </table:table-row>
        <table:table-row>
          <table:table-cell table:style-name="Table20.A2" office:value-type="string">
            <text:p text:style-name="P131">asdf asdf</text:p>
          </table:table-cell>
          <table:table-cell table:style-name="Table20.B2" office:value-type="string">
            <text:p text:style-name="P131">asdf asdf</text:p>
          </table:table-cell>
        </table:table-row>
        <table:table-row>
          <table:table-cell table:style-name="Table20.A2" office:value-type="string">
            <text:p text:style-name="P131">asdf asdf</text:p>
          </table:table-cell>
          <table:table-cell table:style-name="Table20.B2" office:value-type="string">
            <text:p text:style-name="P131">asdf asdf</text:p>
          </table:table-cell>
        </table:table-row>
        <table:table-row>
          <table:table-cell table:style-name="Table20.A2" office:value-type="string">
            <text:p text:style-name="P131">asdf asdf</text:p>
          </table:table-cell>
          <table:table-cell table:style-name="Table20.B2" office:value-type="string">
            <text:p text:style-name="P131">asdf asdf</text:p>
          </table:table-cell>
        </table:table-row>
        <table:table-row>
          <table:table-cell table:style-name="Table20.A2" office:value-type="string">
            <text:p text:style-name="P131">asdf asdf</text:p>
          </table:table-cell>
          <table:table-cell table:style-name="Table20.B2" office:value-type="string">
            <text:p text:style-name="P131">asdf asdf</text:p>
          </table:table-cell>
        </table:table-row>
        <table:table-row>
          <table:table-cell table:style-name="Table20.A2" office:value-type="string">
            <text:p text:style-name="P131">asdf asdf</text:p>
          </table:table-cell>
          <table:table-cell table:style-name="Table20.B2" office:value-type="string">
            <text:p text:style-name="P123"/>
          </table:table-cell>
        </table:table-row>
      </table:table>
      <text:p text:style-name="P58"/>
      <text:p text:style-name="P159">(Tsubaki 5:26)</text:p>
      <text:p text:style-name="P57">Special Thanks</text:p>
      <text:p text:style-name="P57"/>
      <text:p text:style-name="P55">Wataru Kato</text:p>
      <text:p text:style-name="P55">Hajime Kojima</text:p>
      <text:p text:style-name="P36">(Black Star 5:29)</text:p>
      <text:p text:style-name="P37"><text:soft-page-break/>Alright!</text:p>
      <text:p text:style-name="P37">Let’s go home!</text:p>
      <text:p text:style-name="P37">Maka, Soul, later!</text:p>
      <text:p text:style-name="P87"><text:span text:style-name="T26">Toshifumi Tojishiro</text:span><text:span text:style-name="T25">(</text:span><text:span text:style-name="T27">Synapse HLD Co., Ltd.</text:span><text:span text:style-name="T25">)</text:span></text:p>
      <text:p text:style-name="P87"><text:span text:style-name="T26">Yoko Kato</text:span><text:span text:style-name="T25">(</text:span><text:span text:style-name="T27">Synapse HLD Co., Ltd.</text:span><text:span text:style-name="T25">)</text:span></text:p>
      <text:p text:style-name="P87"><text:span text:style-name="T26">Yukihiko Kohno</text:span><text:span text:style-name="T25">(</text:span><text:span text:style-name="T27">Lansdale, Ltd.</text:span><text:span text:style-name="T25">)</text:span></text:p>
      <text:p text:style-name="P87"><text:span text:style-name="T27">Taku Nishida</text:span><text:span text:style-name="T25">(</text:span><text:span text:style-name="T27">Lansdale, Ltd.</text:span><text:span text:style-name="T25">)</text:span></text:p>
      <text:p text:style-name="P37">(Soul 5:35)</text:p>
      <text:p text:style-name="P37">Yeah.</text:p>
      <text:p text:style-name="P37">Later</text:p>
      <text:p text:style-name="P57"/>
      <text:p text:style-name="P37">(Maka 5:37)</text:p>
      <text:p text:style-name="P37">Hahaha</text:p>
      <text:p text:style-name="P37">Bye-bye everyone!</text:p>
      <text:p text:style-name="P37">See you tomorrow!</text:p>
      <text:p text:style-name="P57">Vice President</text:p>
      <text:p text:style-name="P56">Keiji Honda</text:p>
      <text:p text:style-name="P57"/>
      <text:p text:style-name="P57">President</text:p>
      <text:p text:style-name="P59">Yoichi Wada</text:p>
      <text:p text:style-name="P57"/>
      <text:p text:style-name="P57"/>
      <text:p text:style-name="P57"/>
      <text:p text:style-name="P57"/>
      <text:p text:style-name="P87">SQUARE ENIX</text:p>
      <text:p text:style-name="P37">(Spirit 5:47)</text:p>
      <text:p text:style-name="P37">Are you insane!?</text:p>
      <text:p text:style-name="P37">What the hell did you do, Stein!?</text:p>
      <text:p text:style-name="P37"/>
      <text:p text:style-name="P37">(Lord Death 5:51)</text:p>
      <text:p text:style-name="P37">ま！</text:p>
      <text:p text:style-name="P37">ぶっちゃけ　エブリバディー!</text:p>
      <text:p text:style-name="P37">これからも　シクヨロ〜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merican Typewriter" svg:font-family="'American Typewriter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08:11:57.004046510</meta:creation-date>
    <dc:date>2021-01-03T14:58:49.708849515</dc:date>
    <meta:editing-duration>PT2H26M4S</meta:editing-duration>
    <meta:editing-cycles>16</meta:editing-cycles>
    <meta:generator>LibreOffice/6.4.4.2$MacOSX_X86_64 LibreOffice_project/3d775be2011f3886db32dfd395a6a6d1ca2630ff</meta:generator>
    <meta:document-statistic meta:table-count="20" meta:image-count="0" meta:object-count="0" meta:page-count="16" meta:paragraph-count="650" meta:word-count="1496" meta:character-count="9660" meta:non-whitespace-character-count="8814"/>
  </office:meta>
</office:document-meta>
</file>